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24"/>
    <style:style style:name="ce3" style:family="table-cell" style:parent-style-name="Default" style:data-style-name="N123"/>
    <style:style style:name="ce4" style:family="table-cell" style:parent-style-name="Default" style:data-style-name="N123">
      <style:table-cell-properties fo:background-color="#ffff00"/>
    </style:style>
    <style:style style:name="ta_extref" style:family="table">
      <style:table-properties table:display="false"/>
    </style:style>
  </office:automatic-styles>
  <office:body>
    <office:spreadsheet>
      <table:table table:name="Sheet2" table:style-name="ta1" table:print="false">
        <table:table-column table:style-name="co1" table:number-columns-repeated="18" table:default-cell-style-name="Default"/>
        <table:table-row table:style-name="ro1">
          <table:table-cell office:value-type="string">
            <text:p>loc</text:p>
          </table:table-cell>
          <table:table-cell office:value-type="float" office:value="6.28533">
            <text:p>6.28533</text:p>
          </table:table-cell>
          <table:table-cell table:style-name="ce1" office:value-type="float" office:value="0.000604381">
            <text:p>0.000604381</text:p>
          </table:table-cell>
          <table:table-cell office:value-type="float" office:value="0">
            <text:p>0</text:p>
          </table:table-cell>
          <table:table-cell table:number-columns-repeated="14"/>
        </table:table-row>
        <table:table-row table:style-name="ro1">
          <table:table-cell office:value-type="string">
            <text:p>crease</text:p>
          </table:table-cell>
          <table:table-cell office:value-type="float" office:value="45">
            <text:p>45</text:p>
          </table:table-cell>
          <table:table-cell table:number-columns-repeated="16"/>
        </table:table-row>
        <table:table-row table:style-name="ro1">
          <table:table-cell office:value-type="string">
            <text:p>numvert</text:p>
          </table:table-cell>
          <table:table-cell office:value-type="float" office:value="37">
            <text:p>37</text:p>
          </table:table-cell>
          <table:table-cell table:number-columns-repeated="16"/>
        </table:table-row>
        <table:table-row table:style-name="ro1">
          <table:table-cell office:value-type="float" office:value="0">
            <text:p>0</text:p>
          </table:table-cell>
          <table:table-cell table:style-name="ce1" office:value-type="float" office:value="-0.0999415">
            <text:p>-0.0999415</text:p>
          </table:table-cell>
          <table:table-cell office:value-type="float" office:value="0.00690199">
            <text:p>0.00690199</text:p>
          </table:table-cell>
          <table:table-cell table:number-columns-repeated="1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987267">
            <text:p>-0.0987267</text:p>
          </table:table-cell>
          <table:table-cell office:value-type="float" office:value="0.00679713">
            <text:p>0.00679713</text:p>
          </table:table-cell>
          <table:table-cell table:number-columns-repeated="1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975488">
            <text:p>-0.0975488</text:p>
          </table:table-cell>
          <table:table-cell office:value-type="float" office:value="0.00648575">
            <text:p>0.00648575</text:p>
          </table:table-cell>
          <table:table-cell table:formula="of:=(([.B5]-[.B6])^2+([.C6]-[.C7])^2)^0.5" office:value-type="float" office:value="0.00128295355040626">
            <text:p>0.00128295355040626</text:p>
          </table:table-cell>
          <table:table-cell table:number-columns-repeated="1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964437">
            <text:p>-0.0964437</text:p>
          </table:table-cell>
          <table:table-cell office:value-type="float" office:value="0.0059773">
            <text:p>0.0059773</text:p>
          </table:table-cell>
          <table:table-cell table:formula="of:=(([.B6]-[.B7])^2+([.C7]-[.C8])^2)^0.5" office:value-type="float" office:value="0.00130285939951324">
            <text:p>0.00130285939951324</text:p>
          </table:table-cell>
          <table:table-cell table:number-columns-repeated="1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954448">
            <text:p>-0.0954448</text:p>
          </table:table-cell>
          <table:table-cell office:value-type="float" office:value="0.00528723">
            <text:p>0.00528723</text:p>
          </table:table-cell>
          <table:table-cell table:formula="of:=(([.B7]-[.B8])^2+([.C8]-[.C9])^2)^0.5" office:value-type="float" office:value="0.00131206925442219">
            <text:p>0.00131206925442219</text:p>
          </table:table-cell>
          <table:table-cell table:number-columns-repeated="1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945826">
            <text:p>-0.0945826</text:p>
          </table:table-cell>
          <table:table-cell office:value-type="float" office:value="0.00443651">
            <text:p>0.00443651</text:p>
          </table:table-cell>
          <table:table-cell table:formula="of:=(([.B8]-[.B9])^2+([.C9]-[.C10])^2)^0.5" office:value-type="float" office:value="0.00130944206072663">
            <text:p>0.00130944206072663</text:p>
          </table:table-cell>
          <table:table-cell table:number-columns-repeated="1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938831">
            <text:p>-0.0938831</text:p>
          </table:table-cell>
          <table:table-cell office:value-type="float" office:value="0.00345099">
            <text:p>0.00345099</text:p>
          </table:table-cell>
          <table:table-cell table:formula="of:=(([.B9]-[.B10])^2+([.C10]-[.C11])^2)^0.5" office:value-type="float" office:value="0.00129545628521382">
            <text:p>0.00129545628521382</text:p>
          </table:table-cell>
          <table:table-cell table:number-columns-repeated="1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933678">
            <text:p>-0.0933678</text:p>
          </table:table-cell>
          <table:table-cell office:value-type="float" office:value="0.00236062">
            <text:p>0.00236062</text:p>
          </table:table-cell>
          <table:table-cell table:formula="of:=(([.B10]-[.B11])^2+([.C11]-[.C12])^2)^0.5" office:value-type="float" office:value="0.00127122401645029">
            <text:p>0.00127122401645029</text:p>
          </table:table-cell>
          <table:table-cell table:number-columns-repeated="1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930522">
            <text:p>-0.0930522</text:p>
          </table:table-cell>
          <table:table-cell office:value-type="float" office:value="0.00119852">
            <text:p>0.00119852</text:p>
          </table:table-cell>
          <table:table-cell table:formula="of:=(([.B11]-[.B12])^2+([.C12]-[.C13])^2)^0.5" office:value-type="float" office:value="0.00123937627474468">
            <text:p>0.00123937627474468</text:p>
          </table:table-cell>
          <table:table-cell table:number-columns-repeated="1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929459">
            <text:p>-0.0929459</text:p>
          </table:table-cell>
          <table:table-cell table:style-name="ce1" office:value-type="float" office:value="0">
            <text:p>0</text:p>
          </table:table-cell>
          <table:table-cell table:formula="of:=(([.B12]-[.B13])^2+([.C13]-[.C14])^2)^0.5" office:value-type="float" office:value="0.00120322478382055">
            <text:p>0.00120322478382055</text:p>
          </table:table-cell>
          <table:table-cell table:number-columns-repeated="1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930522">
            <text:p>-0.0930522</text:p>
          </table:table-cell>
          <table:table-cell office:value-type="float" office:value="-0.00119852">
            <text:p>-0.00119852</text:p>
          </table:table-cell>
          <table:table-cell table:formula="of:=(([.B13]-[.B14])^2+([.C14]-[.C15])^2)^0.5" office:value-type="float" office:value="0.00116695162710371">
            <text:p>0.00116695162710371</text:p>
          </table:table-cell>
          <table:table-cell table:number-columns-repeated="1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933678">
            <text:p>-0.0933678</text:p>
          </table:table-cell>
          <table:table-cell office:value-type="float" office:value="-0.00236062">
            <text:p>-0.00236062</text:p>
          </table:table-cell>
          <table:table-cell table:formula="of:=(([.B14]-[.B15])^2+([.C15]-[.C16])^2)^0.5" office:value-type="float" office:value="0.00113512558640002">
            <text:p>0.00113512558640002</text:p>
          </table:table-cell>
          <table:table-cell table:number-columns-repeated="1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938831">
            <text:p>-0.0938831</text:p>
          </table:table-cell>
          <table:table-cell office:value-type="float" office:value="-0.00345099">
            <text:p>-0.00345099</text:p>
          </table:table-cell>
          <table:table-cell table:formula="of:=(([.B15]-[.B16])^2+([.C16]-[.C17])^2)^0.5" office:value-type="float" office:value="0.00111210780070998">
            <text:p>0.00111210780070998</text:p>
          </table:table-cell>
          <table:table-cell table:number-columns-repeated="1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945826">
            <text:p>-0.0945826</text:p>
          </table:table-cell>
          <table:table-cell office:value-type="float" office:value="-0.00443651">
            <text:p>-0.00443651</text:p>
          </table:table-cell>
          <table:table-cell table:formula="of:=(([.B16]-[.B17])^2+([.C17]-[.C18])^2)^0.5" office:value-type="float" office:value="0.00110137403655615">
            <text:p>0.00110137403655615</text:p>
          </table:table-cell>
          <table:table-cell table:number-columns-repeated="1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954448">
            <text:p>-0.0954448</text:p>
          </table:table-cell>
          <table:table-cell office:value-type="float" office:value="-0.00528723">
            <text:p>-0.00528723</text:p>
          </table:table-cell>
          <table:table-cell table:formula="of:=(([.B17]-[.B18])^2+([.C18]-[.C19])^2)^0.5" office:value-type="float" office:value="0.00110434842549805">
            <text:p>0.00110434842549805</text:p>
          </table:table-cell>
          <table:table-cell table:number-columns-repeated="1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964437">
            <text:p>-0.0964437</text:p>
          </table:table-cell>
          <table:table-cell office:value-type="float" office:value="-0.0059773">
            <text:p>-0.0059773</text:p>
          </table:table-cell>
          <table:table-cell table:formula="of:=(([.B18]-[.B19])^2+([.C19]-[.C20])^2)^0.5" office:value-type="float" office:value="0.00112085798052206">
            <text:p>0.00112085798052206</text:p>
          </table:table-cell>
          <table:table-cell table:number-columns-repeated="1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975488">
            <text:p>-0.0975488</text:p>
          </table:table-cell>
          <table:table-cell office:value-type="float" office:value="-0.00648575">
            <text:p>-0.00648575</text:p>
          </table:table-cell>
          <table:table-cell table:formula="of:=(([.B19]-[.B20])^2+([.C20]-[.C21])^2)^0.5" office:value-type="float" office:value="0.00114813044311176">
            <text:p>0.00114813044311176</text:p>
          </table:table-cell>
          <table:table-cell table:number-columns-repeated="1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0987267">
            <text:p>-0.0987267</text:p>
          </table:table-cell>
          <table:table-cell office:value-type="float" office:value="-0.00679713">
            <text:p>-0.00679713</text:p>
          </table:table-cell>
          <table:table-cell table:formula="of:=(([.B20]-[.B21])^2+([.C21]-[.C22])^2)^0.5" office:value-type="float" office:value="0.00118255825632398">
            <text:p>0.00118255825632398</text:p>
          </table:table-cell>
          <table:table-cell table:number-columns-repeated="14"/>
        </table:table-row>
        <table:table-row table:style-name="ro1">
          <table:table-cell office:value-type="float" office:value="0">
            <text:p>0</text:p>
          </table:table-cell>
          <table:table-cell table:style-name="ce1" office:value-type="float" office:value="-0.0999415">
            <text:p>-0.0999415</text:p>
          </table:table-cell>
          <table:table-cell office:value-type="float" office:value="-0.00690199">
            <text:p>-0.00690199</text:p>
          </table:table-cell>
          <table:table-cell table:formula="of:=(([.B21]-[.B22])^2+([.C22]-[.C23])^2)^0.5" office:value-type="float" office:value="0.00123237224769952">
            <text:p>0.00123237224769952</text:p>
          </table:table-cell>
          <table:table-cell table:number-columns-repeated="1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101094">
            <text:p>-0.101094</text:p>
          </table:table-cell>
          <table:table-cell office:value-type="float" office:value="-0.00669462">
            <text:p>-0.00669462</text:p>
          </table:table-cell>
          <table:table-cell table:formula="of:=(([.B22]-[.B23])^2+([.C23]-[.C24])^2)^0.5" office:value-type="float" office:value="0.00123653306207315">
            <text:p>0.00123653306207315</text:p>
          </table:table-cell>
          <table:table-cell table:number-columns-repeated="1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102285">
            <text:p>-0.102285</text:p>
          </table:table-cell>
          <table:table-cell office:value-type="float" office:value="-0.00624656">
            <text:p>-0.00624656</text:p>
          </table:table-cell>
          <table:table-cell table:formula="of:=(([.B23]-[.B24])^2+([.C24]-[.C25])^2)^0.5" office:value-type="float" office:value="0.00136475515463398">
            <text:p>0.00136475515463398</text:p>
          </table:table-cell>
          <table:table-cell table:number-columns-repeated="1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103402">
            <text:p>-0.103402</text:p>
          </table:table-cell>
          <table:table-cell office:value-type="float" office:value="-0.00558017">
            <text:p>-0.00558017</text:p>
          </table:table-cell>
          <table:table-cell table:formula="of:=(([.B24]-[.B25])^2+([.C25]-[.C26])^2)^0.5" office:value-type="float" office:value="0.00128946051060123">
            <text:p>0.00128946051060123</text:p>
          </table:table-cell>
          <table:table-cell table:number-columns-repeated="1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104411">
            <text:p>-0.104411</text:p>
          </table:table-cell>
          <table:table-cell office:value-type="float" office:value="-0.00493595">
            <text:p>-0.00493595</text:p>
          </table:table-cell>
          <table:table-cell table:formula="of:=(([.B25]-[.B26])^2+([.C26]-[.C27])^2)^0.5" office:value-type="float" office:value="0.00145137634433664">
            <text:p>0.00145137634433664</text:p>
          </table:table-cell>
          <table:table-cell table:number-columns-repeated="1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105283">
            <text:p>-0.105283</text:p>
          </table:table-cell>
          <table:table-cell office:value-type="float" office:value="-0.00389268">
            <text:p>-0.00389268</text:p>
          </table:table-cell>
          <table:table-cell table:formula="of:=(([.B26]-[.B27])^2+([.C27]-[.C28])^2)^0.5" office:value-type="float" office:value="0.00137508665094241">
            <text:p>0.00137508665094241</text:p>
          </table:table-cell>
          <table:table-cell table:number-columns-repeated="1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10599">
            <text:p>-0.10599</text:p>
          </table:table-cell>
          <table:table-cell office:value-type="float" office:value="-0.00282944">
            <text:p>-0.00282944</text:p>
          </table:table-cell>
          <table:table-cell table:formula="of:=(([.B27]-[.B28])^2+([.C28]-[.C29])^2)^0.5" office:value-type="float" office:value="0.00130114114914563">
            <text:p>0.00130114114914563</text:p>
          </table:table-cell>
          <table:table-cell table:number-columns-repeated="1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106511">
            <text:p>-0.106511</text:p>
          </table:table-cell>
          <table:table-cell office:value-type="float" office:value="-0.00173714">
            <text:p>-0.00173714</text:p>
          </table:table-cell>
          <table:table-cell table:formula="of:=(([.B28]-[.B29])^2+([.C29]-[.C30])^2)^0.5" office:value-type="float" office:value="0.00100137741581283">
            <text:p>0.00100137741581283</text:p>
          </table:table-cell>
          <table:table-cell table:number-columns-repeated="1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10683">
            <text:p>-0.10683</text:p>
          </table:table-cell>
          <table:table-cell office:value-type="float" office:value="-0.00088197">
            <text:p>-0.00088197</text:p>
          </table:table-cell>
          <table:table-cell table:formula="of:=(([.B29]-[.B30])^2+([.C30]-[.C31])^2)^0.5" office:value-type="float" office:value="0.000937886998172544">
            <text:p>0.000937886998172544</text:p>
          </table:table-cell>
          <table:table-cell table:number-columns-repeated="1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106937">
            <text:p>-0.106937</text:p>
          </table:table-cell>
          <table:table-cell table:style-name="ce1" office:value-type="string">
            <text:p>-3.37647e-11</text:p>
          </table:table-cell>
          <table:table-cell table:formula="of:=(([.B30]-[.B31])^2+([.C31]-[.C32])^2)^0.5" office:value-type="float" office:value="0.00088843690854157">
            <text:p>0.00088843690854157</text:p>
          </table:table-cell>
          <table:table-cell table:number-columns-repeated="1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10683">
            <text:p>-0.10683</text:p>
          </table:table-cell>
          <table:table-cell office:value-type="float" office:value="0.00088197">
            <text:p>0.00088197</text:p>
          </table:table-cell>
          <table:table-cell table:formula="of:=(([.B31]-[.B32])^2+([.C32]-[.C33])^2)^0.5" office:value-type="float" office:value="0.000861837994579025">
            <text:p>0.000861837994579025</text:p>
          </table:table-cell>
          <table:table-cell table:number-columns-repeated="1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106511">
            <text:p>-0.106511</text:p>
          </table:table-cell>
          <table:table-cell office:value-type="float" office:value="0.00173714">
            <text:p>0.00173714</text:p>
          </table:table-cell>
          <table:table-cell table:formula="of:=(([.B32]-[.B33])^2+([.C33]-[.C34])^2)^0.5" office:value-type="float" office:value="0.00113792806890419">
            <text:p>0.00113792806890419</text:p>
          </table:table-cell>
          <table:table-cell table:number-columns-repeated="1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10599">
            <text:p>-0.10599</text:p>
          </table:table-cell>
          <table:table-cell office:value-type="float" office:value="0.00282944">
            <text:p>0.00282944</text:p>
          </table:table-cell>
          <table:table-cell table:formula="of:=(([.B33]-[.B34])^2+([.C34]-[.C35])^2)^0.5" office:value-type="float" office:value="0.00118402715239135">
            <text:p>0.00118402715239135</text:p>
          </table:table-cell>
          <table:table-cell table:number-columns-repeated="1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105283">
            <text:p>-0.105283</text:p>
          </table:table-cell>
          <table:table-cell office:value-type="float" office:value="0.00389268">
            <text:p>0.00389268</text:p>
          </table:table-cell>
          <table:table-cell table:formula="of:=(([.B34]-[.B35])^2+([.C35]-[.C36])^2)^0.5" office:value-type="float" office:value="0.00126026239049653">
            <text:p>0.00126026239049653</text:p>
          </table:table-cell>
          <table:table-cell table:number-columns-repeated="1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104411">
            <text:p>-0.104411</text:p>
          </table:table-cell>
          <table:table-cell office:value-type="float" office:value="0.00493595">
            <text:p>0.00493595</text:p>
          </table:table-cell>
          <table:table-cell table:formula="of:=(([.B35]-[.B36])^2+([.C36]-[.C37])^2)^0.5" office:value-type="float" office:value="0.00108416023188458">
            <text:p>0.00108416023188458</text:p>
          </table:table-cell>
          <table:table-cell table:number-columns-repeated="1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103402">
            <text:p>-0.103402</text:p>
          </table:table-cell>
          <table:table-cell office:value-type="float" office:value="0.00558017">
            <text:p>0.00558017</text:p>
          </table:table-cell>
          <table:table-cell table:formula="of:=(([.B36]-[.B37])^2+([.C37]-[.C38])^2)^0.5" office:value-type="float" office:value="0.00120919668875663">
            <text:p>0.00120919668875663</text:p>
          </table:table-cell>
          <table:table-cell table:number-columns-repeated="1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102285">
            <text:p>-0.102285</text:p>
          </table:table-cell>
          <table:table-cell office:value-type="float" office:value="0.00624656">
            <text:p>0.00624656</text:p>
          </table:table-cell>
          <table:table-cell table:formula="of:=(([.B37]-[.B38])^2+([.C38]-[.C39])^2)^0.5" office:value-type="float" office:value="0.00120351433875961">
            <text:p>0.00120351433875961</text:p>
          </table:table-cell>
          <table:table-cell table:number-columns-repeated="14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0.101094">
            <text:p>-0.101094</text:p>
          </table:table-cell>
          <table:table-cell office:value-type="float" office:value="0.00669462">
            <text:p>0.00669462</text:p>
          </table:table-cell>
          <table:table-cell table:formula="of:=(([.B38]-[.B39])^2+([.C39]-[.C40])^2)^0.5" office:value-type="float" office:value="0.00679973660845772">
            <text:p>0.00679973660845772</text:p>
          </table:table-cell>
          <table:table-cell table:number-columns-repeated="14"/>
        </table:table-row>
        <table:table-row table:style-name="ro1">
          <table:table-cell office:value-type="float" office:value="0">
            <text:p>0</text:p>
          </table:table-cell>
          <table:table-cell table:style-name="ce1" office:value-type="float" office:value="-0.0999415">
            <text:p>-0.0999415</text:p>
          </table:table-cell>
          <table:table-cell office:value-type="float" office:value="0">
            <text:p>0</text:p>
          </table:table-cell>
          <table:table-cell table:formula="of:=(([.B39]-[.B40])^2+([.C40]-[.C41])^2)^0.5" office:value-type="float" office:value="0.0011525">
            <text:p>0.0011525</text:p>
          </table:table-cell>
          <table:table-cell table:number-columns-repeated="14"/>
        </table:table-row>
        <table:table-row table:style-name="ro1">
          <table:table-cell table:number-columns-repeated="2"/>
          <table:table-cell/>
          <table:table-cell table:formula="of:=(([.B40]-[.B5])^2+([.C41]-[.C5])^2)^0.5" office:value-type="float" office:value="0.00690483274793097">
            <text:p>0.00690483274793097</text:p>
          </table:table-cell>
          <table:table-cell table:number-columns-repeated="1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Station</text:p>
          </table:table-cell>
          <table:table-cell table:style-name="ce2" table:formula="of:=AVERAGE([.A4:.A40])+[.B1]" office:value-type="float" office:value="6.28533">
            <text:p>6.285</text:p>
          </table:table-cell>
          <table:table-cell/>
          <table:table-cell table:style-name="ce2" office:value-type="float" office:value="-2.19082">
            <text:p>-2.191</text:p>
          </table:table-cell>
          <table:table-cell table:style-name="ce2" office:value-type="float" office:value="-1.88687">
            <text:p>-1.887</text:p>
          </table:table-cell>
          <table:table-cell table:style-name="ce2" office:value-type="float" office:value="-1.47633">
            <text:p>-1.476</text:p>
          </table:table-cell>
          <table:table-cell table:style-name="ce2" office:value-type="float" office:value="-1.27790069">
            <text:p>-1.278</text:p>
          </table:table-cell>
          <table:table-cell table:style-name="ce2" office:value-type="float" office:value="-0.8408">
            <text:p>-0.841</text:p>
          </table:table-cell>
          <table:table-cell table:style-name="ce2" office:value-type="float" office:value="-0.469743">
            <text:p>-0.470</text:p>
          </table:table-cell>
          <table:table-cell table:style-name="ce2" office:value-type="float" office:value="0">
            <text:p>0.000</text:p>
          </table:table-cell>
          <table:table-cell table:style-name="ce2" office:value-type="float" office:value="0.722378">
            <text:p>0.722</text:p>
          </table:table-cell>
          <table:table-cell table:style-name="ce2" office:value-type="float" office:value="1.77239">
            <text:p>1.772</text:p>
          </table:table-cell>
          <table:table-cell table:style-name="ce2" office:value-type="float" office:value="2.00547">
            <text:p>2.005</text:p>
          </table:table-cell>
          <table:table-cell table:style-name="ce2" office:value-type="float" office:value="2.92904">
            <text:p>2.929</text:p>
          </table:table-cell>
          <table:table-cell table:style-name="ce2" office:value-type="float" office:value="4.1094">
            <text:p>4.109</text:p>
          </table:table-cell>
          <table:table-cell table:style-name="ce2" office:value-type="float" office:value="4.60254">
            <text:p>4.603</text:p>
          </table:table-cell>
          <table:table-cell table:style-name="ce2" office:value-type="float" office:value="5.71161">
            <text:p>5.712</text:p>
          </table:table-cell>
          <table:table-cell table:style-name="ce2" office:value-type="float" office:value="6.28533">
            <text:p>6.285</text:p>
          </table:table-cell>
        </table:table-row>
        <table:table-row table:style-name="ro1">
          <table:table-cell office:value-type="string">
            <text:p>R</text:p>
          </table:table-cell>
          <table:table-cell table:style-name="ce2" table:formula="of:=SUM([.D6:.D41])" office:value-type="float" office:value="0.0541644824456435">
            <text:p>0.054</text:p>
          </table:table-cell>
          <table:table-cell/>
          <table:table-cell table:style-name="ce2" office:value-type="float" office:value="3.16531964835544">
            <text:p>3.165</text:p>
          </table:table-cell>
          <table:table-cell table:style-name="ce2" office:value-type="float" office:value="4.63049579129729">
            <text:p>4.630</text:p>
          </table:table-cell>
          <table:table-cell table:style-name="ce2" office:value-type="float" office:value="4.67553599726936">
            <text:p>4.676</text:p>
          </table:table-cell>
          <table:table-cell table:style-name="ce2" office:value-type="float" office:value="4.87389909087468">
            <text:p>4.874</text:p>
          </table:table-cell>
          <table:table-cell table:style-name="ce2" office:value-type="float" office:value="4.53256743065057">
            <text:p>4.533</text:p>
          </table:table-cell>
          <table:table-cell table:style-name="ce2" office:value-type="float" office:value="4.62787816917734">
            <text:p>4.628</text:p>
          </table:table-cell>
          <table:table-cell table:style-name="ce2" office:value-type="float" office:value="5.02712134659914">
            <text:p>5.027</text:p>
          </table:table-cell>
          <table:table-cell table:style-name="ce2" office:value-type="float" office:value="4.94044379527809">
            <text:p>4.940</text:p>
          </table:table-cell>
          <table:table-cell table:style-name="ce2" office:value-type="float" office:value="4.2107845581941">
            <text:p>4.211</text:p>
          </table:table-cell>
          <table:table-cell table:style-name="ce2" office:value-type="float" office:value="4.01047751285878">
            <text:p>4.010</text:p>
          </table:table-cell>
          <table:table-cell table:style-name="ce2" office:value-type="float" office:value="3.59547513842036">
            <text:p>3.595</text:p>
          </table:table-cell>
          <table:table-cell table:style-name="ce2" office:value-type="float" office:value="2.69000808215386">
            <text:p>2.690</text:p>
          </table:table-cell>
          <table:table-cell table:style-name="ce2" office:value-type="float" office:value="2.20530739954058">
            <text:p>2.205</text:p>
          </table:table-cell>
          <table:table-cell table:style-name="ce2" office:value-type="float" office:value="0.959620522390579">
            <text:p>0.960</text:p>
          </table:table-cell>
          <table:table-cell table:style-name="ce2" office:value-type="float" office:value="0.0541644824456435">
            <text:p>0.054</text:p>
          </table:table-cell>
        </table:table-row>
        <table:table-row table:style-name="ro1">
          <table:table-cell office:value-type="string">
            <text:p>S</text:p>
          </table:table-cell>
          <table:table-cell table:style-name="ce2"/>
          <table:table-cell/>
          <table:table-cell table:style-name="ce2" table:number-columns-repeated="15"/>
        </table:table-row>
        <table:table-row table:style-name="ro1">
          <table:table-cell office:value-type="string">
            <text:p>P</text:p>
          </table:table-cell>
          <table:table-cell table:style-name="ce2" table:formula="of:=(MAX([.C4:.C40])-MIN([.C4:.C40]))/2" office:value-type="float" office:value="0.00690199">
            <text:p>0.007</text:p>
          </table:table-cell>
          <table:table-cell/>
          <table:table-cell table:style-name="ce2" office:value-type="float" office:value="0.389003">
            <text:p>0.389</text:p>
          </table:table-cell>
          <table:table-cell table:style-name="ce2" office:value-type="float" office:value="0.564891">
            <text:p>0.565</text:p>
          </table:table-cell>
          <table:table-cell table:style-name="ce2" office:value-type="float" office:value="0.578552">
            <text:p>0.579</text:p>
          </table:table-cell>
          <table:table-cell table:style-name="ce2" office:value-type="float" office:value="0.602459">
            <text:p>0.602</text:p>
          </table:table-cell>
          <table:table-cell table:style-name="ce2" office:value-type="float" office:value="0.536101">
            <text:p>0.536</text:p>
          </table:table-cell>
          <table:table-cell table:style-name="ce2" office:value-type="float" office:value="0.540613">
            <text:p>0.541</text:p>
          </table:table-cell>
          <table:table-cell table:style-name="ce2" office:value-type="float" office:value="0.527956">
            <text:p>0.528</text:p>
          </table:table-cell>
          <table:table-cell table:style-name="ce2" office:value-type="float" office:value="0.527076">
            <text:p>0.527</text:p>
          </table:table-cell>
          <table:table-cell table:style-name="ce2" office:value-type="float" office:value="0.482924">
            <text:p>0.483</text:p>
          </table:table-cell>
          <table:table-cell table:style-name="ce2" office:value-type="float" office:value="0.472678">
            <text:p>0.473</text:p>
          </table:table-cell>
          <table:table-cell table:style-name="ce2" office:value-type="float" office:value="0.421019">
            <text:p>0.421</text:p>
          </table:table-cell>
          <table:table-cell table:style-name="ce2" office:value-type="float" office:value="0.297359">
            <text:p>0.297</text:p>
          </table:table-cell>
          <table:table-cell table:style-name="ce2" office:value-type="float" office:value="0.238405">
            <text:p>0.238</text:p>
          </table:table-cell>
          <table:table-cell table:style-name="ce2" office:value-type="float" office:value="0.098928">
            <text:p>0.099</text:p>
          </table:table-cell>
          <table:table-cell table:style-name="ce2" office:value-type="float" office:value="0.00690199">
            <text:p>0.007</text:p>
          </table:table-cell>
        </table:table-row>
        <table:table-row table:style-name="ro1">
          <table:table-cell office:value-type="string">
            <text:p>Zu</text:p>
          </table:table-cell>
          <table:table-cell table:style-name="ce2" table:formula="of:=MAX([.B4:.B40])+[.C1]" office:value-type="float" office:value="-0.092341519">
            <text:p>-0.092</text:p>
          </table:table-cell>
          <table:table-cell/>
          <table:table-cell table:style-name="ce2" office:value-type="float" office:value="0.4231560149012">
            <text:p>0.423</text:p>
          </table:table-cell>
          <table:table-cell table:style-name="ce2" office:value-type="float" office:value="0.5461070147401">
            <text:p>0.546</text:p>
          </table:table-cell>
          <table:table-cell table:style-name="ce2" office:value-type="float" office:value="0.5461070147401">
            <text:p>0.546</text:p>
          </table:table-cell>
          <table:table-cell table:style-name="ce2" office:value-type="float" office:value="0.5700140147401">
            <text:p>0.570</text:p>
          </table:table-cell>
          <table:table-cell table:style-name="ce2" office:value-type="float" office:value="0.6246580147401">
            <text:p>0.625</text:p>
          </table:table-cell>
          <table:table-cell table:style-name="ce2" office:value-type="float" office:value="0.6741800147401">
            <text:p>0.674</text:p>
          </table:table-cell>
          <table:table-cell table:style-name="ce2" office:value-type="float" office:value="1.0080000147401">
            <text:p>1.008</text:p>
          </table:table-cell>
          <table:table-cell table:style-name="ce2" office:value-type="float" office:value="0.9718590147401">
            <text:p>0.972</text:p>
          </table:table-cell>
          <table:table-cell table:style-name="ce2" office:value-type="float" office:value="0.6498680147401">
            <text:p>0.650</text:p>
          </table:table-cell>
          <table:table-cell table:style-name="ce2" office:value-type="float" office:value="0.5869620147401">
            <text:p>0.587</text:p>
          </table:table-cell>
          <table:table-cell table:style-name="ce2" office:value-type="float" office:value="0.533489381">
            <text:p>0.533</text:p>
          </table:table-cell>
          <table:table-cell table:style-name="ce2" office:value-type="float" office:value="0.412680381">
            <text:p>0.413</text:p>
          </table:table-cell>
          <table:table-cell table:style-name="ce2" office:value-type="float" office:value="0.321578381">
            <text:p>0.322</text:p>
          </table:table-cell>
          <table:table-cell table:style-name="ce2" office:value-type="float" office:value="0.107686381">
            <text:p>0.108</text:p>
          </table:table-cell>
          <table:table-cell table:style-name="ce2" office:value-type="float" office:value="-0.092341519">
            <text:p>-0.092</text:p>
          </table:table-cell>
        </table:table-row>
        <table:table-row table:style-name="ro1">
          <table:table-cell office:value-type="string">
            <text:p>Zl</text:p>
          </table:table-cell>
          <table:table-cell table:style-name="ce2" table:formula="of:=MIN([.B4:.B40])+[.C1]" office:value-type="float" office:value="-0.106332619">
            <text:p>-0.106</text:p>
          </table:table-cell>
          <table:table-cell/>
          <table:table-cell table:style-name="ce2" office:value-type="float" office:value="-0.4140569850988">
            <text:p>-0.414</text:p>
          </table:table-cell>
          <table:table-cell table:style-name="ce2" office:value-type="float" office:value="-0.6988159852599">
            <text:p>-0.699</text:p>
          </table:table-cell>
          <table:table-cell table:style-name="ce2" office:value-type="float" office:value="-0.7117489852599">
            <text:p>-0.712</text:p>
          </table:table-cell>
          <table:table-cell table:style-name="ce2" office:value-type="float" office:value="-0.7390709852599">
            <text:p>-0.739</text:p>
          </table:table-cell>
          <table:table-cell table:style-name="ce2" office:value-type="float" office:value="-0.6280739852599">
            <text:p>-0.628</text:p>
          </table:table-cell>
          <table:table-cell table:style-name="ce2" office:value-type="float" office:value="-0.6349039852599">
            <text:p>-0.635</text:p>
          </table:table-cell>
          <table:table-cell table:style-name="ce2" office:value-type="float" office:value="-0.6313259852599">
            <text:p>-0.631</text:p>
          </table:table-cell>
          <table:table-cell table:style-name="ce2" office:value-type="float" office:value="-0.6172279852599">
            <text:p>-0.617</text:p>
          </table:table-cell>
          <table:table-cell table:style-name="ce2" office:value-type="float" office:value="-0.5884739852599">
            <text:p>-0.588</text:p>
          </table:table-cell>
          <table:table-cell table:style-name="ce2" office:value-type="float" office:value="-0.5728059852599">
            <text:p>-0.573</text:p>
          </table:table-cell>
          <table:table-cell table:style-name="ce2" office:value-type="float" office:value="-0.519332619">
            <text:p>-0.519</text:p>
          </table:table-cell>
          <table:table-cell table:style-name="ce2" office:value-type="float" office:value="-0.426249619">
            <text:p>-0.426</text:p>
          </table:table-cell>
          <table:table-cell table:style-name="ce2" office:value-type="float" office:value="-0.384659619">
            <text:p>-0.385</text:p>
          </table:table-cell>
          <table:table-cell table:style-name="ce2" office:value-type="float" office:value="-0.212358619">
            <text:p>-0.212</text:p>
          </table:table-cell>
          <table:table-cell table:style-name="ce2" office:value-type="float" office:value="-0.106332619">
            <text:p>-0.106</text:p>
          </table:table-cell>
        </table:table-row>
      </table:table>
      <table:table table:name="Sheet3" table:style-name="ta1" table:print="false">
        <table:table-column table:style-name="co1" table:number-columns-repeated="3" table:default-cell-style-name="Default"/>
        <table:table-column table:style-name="co1" table:default-cell-style-name="ce3"/>
        <table:table-column table:style-name="co1" table:default-cell-style-name="ce2"/>
        <table:table-column table:style-name="co1" table:default-cell-style-name="Default"/>
        <table:table-column table:style-name="co1" table:default-cell-style-name="ce3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ce3"/>
        <table:table-column table:style-name="co1" table:default-cell-style-name="Default"/>
        <table:table-row table:style-name="ro1">
          <table:table-cell office:value-type="float" office:value="0">
            <text:p>0</text:p>
          </table:table-cell>
          <table:table-cell office:value-type="string">
            <text:p>ALPHA</text:p>
          </table:table-cell>
          <table:table-cell office:value-type="string">
            <text:p>CD</text:p>
          </table:table-cell>
          <table:table-cell table:style-name="Default" office:value-type="string">
            <text:p>CL</text:p>
          </table:table-cell>
          <table:table-cell table:style-name="Default" office:value-type="string">
            <text:p>CM</text:p>
          </table:table-cell>
          <table:table-cell office:value-type="string">
            <text:p>CN</text:p>
          </table:table-cell>
          <table:table-cell table:style-name="Default" office:value-type="string">
            <text:p>CA</text:p>
          </table:table-cell>
          <table:table-cell table:style-name="Default" office:value-type="string">
            <text:p>XCP</text:p>
          </table:table-cell>
          <table:table-cell office:value-type="string">
            <text:p>CLA</text:p>
          </table:table-cell>
          <table:table-cell table:style-name="Default" office:value-type="string">
            <text:p>CMA</text:p>
          </table:table-cell>
          <table:table-cell table:style-name="Default" office:value-type="string">
            <text:p>CYB</text:p>
          </table:table-cell>
          <table:table-cell table:style-name="Default" office:value-type="string">
            <text:p>CNB</text:p>
          </table:table-cell>
          <table:table-cell office:value-type="string">
            <text:p>CLB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/>
          <table:table-cell office:value-type="float" office:value="-16">
            <text:p>-16</text:p>
          </table:table-cell>
          <table:table-cell office:value-type="float" office:value="0.093">
            <text:p>0.093</text:p>
          </table:table-cell>
          <table:table-cell table:style-name="ce2" office:value-type="float" office:value="-1.154">
            <text:p>-1.154</text:p>
          </table:table-cell>
          <table:table-cell table:style-name="ce3" office:value-type="float" office:value="0.1743">
            <text:p>0.1743</text:p>
          </table:table-cell>
          <table:table-cell table:style-name="ce2" office:value-type="float" office:value="-1.135">
            <text:p>-1.135</text:p>
          </table:table-cell>
          <table:table-cell table:style-name="ce2" office:value-type="float" office:value="-0.228">
            <text:p>-0.228</text:p>
          </table:table-cell>
          <table:table-cell office:value-type="float" office:value="-0.154">
            <text:p>-0.154</text:p>
          </table:table-cell>
          <table:table-cell table:style-name="ce2" office:value-type="float" office:value="5.081">
            <text:p>5.081</text:p>
          </table:table-cell>
          <table:table-cell table:style-name="ce3" office:value-type="float" office:value="0.3945">
            <text:p>0.3945</text:p>
          </table:table-cell>
          <table:table-cell office:value-type="float" office:value="-0.3542">
            <text:p>-0.3542</text:p>
          </table:table-cell>
          <table:table-cell table:style-name="ce2" office:value-type="float" office:value="0.04811">
            <text:p>0.048</text:p>
          </table:table-cell>
          <table:table-cell table:style-name="ce2" office:value-type="float" office:value="-0.07141">
            <text:p>-0.071</text:p>
          </table:table-cell>
        </table:table-row>
        <table:table-row table:style-name="ro1">
          <table:table-cell/>
          <table:table-cell office:value-type="float" office:value="-8">
            <text:p>-8</text:p>
          </table:table-cell>
          <table:table-cell office:value-type="float" office:value="0.028">
            <text:p>0.028</text:p>
          </table:table-cell>
          <table:table-cell table:style-name="ce2" office:value-type="float" office:value="-0.418">
            <text:p>-0.418</text:p>
          </table:table-cell>
          <table:table-cell table:style-name="ce3" office:value-type="float" office:value="0.1692">
            <text:p>0.1692</text:p>
          </table:table-cell>
          <table:table-cell table:style-name="ce2" office:value-type="float" office:value="-0.418">
            <text:p>-0.418</text:p>
          </table:table-cell>
          <table:table-cell table:style-name="ce2" office:value-type="float" office:value="-0.03">
            <text:p>-0.030</text:p>
          </table:table-cell>
          <table:table-cell office:value-type="float" office:value="-0.405">
            <text:p>-0.405</text:p>
          </table:table-cell>
          <table:table-cell table:style-name="ce2" office:value-type="float" office:value="5.289">
            <text:p>5.289</text:p>
          </table:table-cell>
          <table:table-cell table:style-name="ce3" office:value-type="float" office:value="-0.1697">
            <text:p>-0.1697</text:p>
          </table:table-cell>
          <table:table-cell office:value-type="float" office:value="-0.0765">
            <text:p>-0.0765</text:p>
          </table:table-cell>
          <table:table-cell table:style-name="ce2" table:number-columns-repeated="2"/>
        </table:table-row>
        <table:table-row table:style-name="ro1">
          <table:table-cell/>
          <table:table-cell office:value-type="float" office:value="-6">
            <text:p>-6</text:p>
          </table:table-cell>
          <table:table-cell office:value-type="float" office:value="0.021">
            <text:p>0.021</text:p>
          </table:table-cell>
          <table:table-cell table:style-name="ce2" office:value-type="float" office:value="-0.233">
            <text:p>-0.233</text:p>
          </table:table-cell>
          <table:table-cell table:style-name="ce3" office:value-type="float" office:value="0.1621">
            <text:p>0.1621</text:p>
          </table:table-cell>
          <table:table-cell table:style-name="ce2" office:value-type="float" office:value="-0.234">
            <text:p>-0.234</text:p>
          </table:table-cell>
          <table:table-cell table:style-name="ce2" office:value-type="float" office:value="-0.003">
            <text:p>-0.003</text:p>
          </table:table-cell>
          <table:table-cell office:value-type="float" office:value="-0.692">
            <text:p>-0.692</text:p>
          </table:table-cell>
          <table:table-cell table:style-name="ce2" office:value-type="float" office:value="5.235">
            <text:p>5.235</text:p>
          </table:table-cell>
          <table:table-cell table:style-name="ce3" office:value-type="float" office:value="-0.2054">
            <text:p>-0.2054</text:p>
          </table:table-cell>
          <table:table-cell office:value-type="float" office:value="-0.07794">
            <text:p>-0.0779</text:p>
          </table:table-cell>
          <table:table-cell table:style-name="ce2" table:number-columns-repeated="2"/>
        </table:table-row>
        <table:table-row table:style-name="ro1">
          <table:table-cell/>
          <table:table-cell office:value-type="float" office:value="-4">
            <text:p>-4</text:p>
          </table:table-cell>
          <table:table-cell office:value-type="float" office:value="0.018">
            <text:p>0.018</text:p>
          </table:table-cell>
          <table:table-cell table:style-name="ce2" office:value-type="float" office:value="-0.052">
            <text:p>-0.052</text:p>
          </table:table-cell>
          <table:table-cell table:style-name="ce3" office:value-type="float" office:value="0.1548">
            <text:p>0.1548</text:p>
          </table:table-cell>
          <table:table-cell table:style-name="ce2" office:value-type="float" office:value="-0.054">
            <text:p>-0.054</text:p>
          </table:table-cell>
          <table:table-cell table:style-name="ce2" office:value-type="float" office:value="0.014">
            <text:p>0.014</text:p>
          </table:table-cell>
          <table:table-cell office:value-type="float" office:value="-2.889">
            <text:p>-2.889</text:p>
          </table:table-cell>
          <table:table-cell table:style-name="ce2" office:value-type="float" office:value="5.215">
            <text:p>5.215</text:p>
          </table:table-cell>
          <table:table-cell table:style-name="ce3" office:value-type="float" office:value="-0.18">
            <text:p>-0.1800</text:p>
          </table:table-cell>
          <table:table-cell office:value-type="float" office:value="-0.07934">
            <text:p>-0.0793</text:p>
          </table:table-cell>
          <table:table-cell table:style-name="ce2" table:number-columns-repeated="2"/>
        </table:table-row>
        <table:table-row table:style-name="ro1">
          <table:table-cell/>
          <table:table-cell office:value-type="float" office:value="-2">
            <text:p>-2</text:p>
          </table:table-cell>
          <table:table-cell office:value-type="float" office:value="0.018">
            <text:p>0.018</text:p>
          </table:table-cell>
          <table:table-cell table:style-name="ce2" office:value-type="float" office:value="0.131">
            <text:p>0.131</text:p>
          </table:table-cell>
          <table:table-cell table:style-name="ce3" office:value-type="float" office:value="0.1495">
            <text:p>0.1495</text:p>
          </table:table-cell>
          <table:table-cell table:style-name="ce2" office:value-type="float" office:value="0.13">
            <text:p>0.130</text:p>
          </table:table-cell>
          <table:table-cell table:style-name="ce2" office:value-type="float" office:value="0.023">
            <text:p>0.023</text:p>
          </table:table-cell>
          <table:table-cell office:value-type="float" office:value="1.149">
            <text:p>1.149</text:p>
          </table:table-cell>
          <table:table-cell table:style-name="ce2" office:value-type="float" office:value="5.308">
            <text:p>5.308</text:p>
          </table:table-cell>
          <table:table-cell table:style-name="ce3" office:value-type="float" office:value="-0.1228">
            <text:p>-0.1228</text:p>
          </table:table-cell>
          <table:table-cell office:value-type="float" office:value="-0.08078">
            <text:p>-0.0808</text:p>
          </table:table-cell>
          <table:table-cell table:style-name="ce2" table:number-columns-repeated="2"/>
        </table:table-row>
        <table:table-row table:style-name="ro1">
          <table:table-cell/>
          <table:table-cell office:value-type="float" office:value="-1">
            <text:p>-1</text:p>
          </table:table-cell>
          <table:table-cell office:value-type="float" office:value="0.02">
            <text:p>0.02</text:p>
          </table:table-cell>
          <table:table-cell table:style-name="ce2" office:value-type="float" office:value="0.224">
            <text:p>0.224</text:p>
          </table:table-cell>
          <table:table-cell table:style-name="ce3" office:value-type="float" office:value="0.1476">
            <text:p>0.1476</text:p>
          </table:table-cell>
          <table:table-cell table:style-name="ce2" office:value-type="float" office:value="0.224">
            <text:p>0.224</text:p>
          </table:table-cell>
          <table:table-cell table:style-name="ce2" office:value-type="float" office:value="0.024">
            <text:p>0.024</text:p>
          </table:table-cell>
          <table:table-cell office:value-type="float" office:value="0.66">
            <text:p>0.660</text:p>
          </table:table-cell>
          <table:table-cell table:style-name="ce2" office:value-type="float" office:value="5.371">
            <text:p>5.371</text:p>
          </table:table-cell>
          <table:table-cell table:style-name="ce3" office:value-type="float" office:value="-0.09422">
            <text:p>-0.0942</text:p>
          </table:table-cell>
          <table:table-cell office:value-type="float" office:value="-0.08152">
            <text:p>-0.0815</text:p>
          </table:table-cell>
          <table:table-cell table:style-name="ce2" table:number-columns-repeated="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023">
            <text:p>0.023</text:p>
          </table:table-cell>
          <table:table-cell table:style-name="ce2" office:value-type="float" office:value="0.318">
            <text:p>0.318</text:p>
          </table:table-cell>
          <table:table-cell table:style-name="ce3" office:value-type="float" office:value="0.1462">
            <text:p>0.1462</text:p>
          </table:table-cell>
          <table:table-cell table:style-name="ce2" office:value-type="float" office:value="0.318">
            <text:p>0.318</text:p>
          </table:table-cell>
          <table:table-cell table:style-name="ce2" office:value-type="float" office:value="0.023">
            <text:p>0.023</text:p>
          </table:table-cell>
          <table:table-cell office:value-type="float" office:value="0.459">
            <text:p>0.459</text:p>
          </table:table-cell>
          <table:table-cell table:style-name="ce2" office:value-type="float" office:value="5.45">
            <text:p>5.450</text:p>
          </table:table-cell>
          <table:table-cell table:style-name="ce3" office:value-type="float" office:value="-0.1067">
            <text:p>-0.1067</text:p>
          </table:table-cell>
          <table:table-cell office:value-type="float" office:value="-0.08228">
            <text:p>-0.0823</text:p>
          </table:table-cell>
          <table:table-cell table:style-name="ce2"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026">
            <text:p>0.026</text:p>
          </table:table-cell>
          <table:table-cell table:style-name="ce2" office:value-type="float" office:value="0.414">
            <text:p>0.414</text:p>
          </table:table-cell>
          <table:table-cell table:style-name="ce3" office:value-type="float" office:value="0.1439">
            <text:p>0.1439</text:p>
          </table:table-cell>
          <table:table-cell table:style-name="ce2" office:value-type="float" office:value="0.415">
            <text:p>0.415</text:p>
          </table:table-cell>
          <table:table-cell table:style-name="ce2" office:value-type="float" office:value="0.019">
            <text:p>0.019</text:p>
          </table:table-cell>
          <table:table-cell office:value-type="float" office:value="0.347">
            <text:p>0.347</text:p>
          </table:table-cell>
          <table:table-cell table:style-name="ce2" office:value-type="float" office:value="5.517">
            <text:p>5.517</text:p>
          </table:table-cell>
          <table:table-cell table:style-name="ce3" office:value-type="float" office:value="-0.1344">
            <text:p>-0.1344</text:p>
          </table:table-cell>
          <table:table-cell office:value-type="float" office:value="-0.08305">
            <text:p>-0.0831</text:p>
          </table:table-cell>
          <table:table-cell table:style-name="ce2" table:number-columns-repeated="2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031">
            <text:p>0.031</text:p>
          </table:table-cell>
          <table:table-cell table:style-name="ce2" office:value-type="float" office:value="0.511">
            <text:p>0.511</text:p>
          </table:table-cell>
          <table:table-cell table:style-name="ce3" office:value-type="float" office:value="0.1415">
            <text:p>0.1415</text:p>
          </table:table-cell>
          <table:table-cell table:style-name="ce2" office:value-type="float" office:value="0.512">
            <text:p>0.512</text:p>
          </table:table-cell>
          <table:table-cell table:style-name="ce2" office:value-type="float" office:value="0.014">
            <text:p>0.014</text:p>
          </table:table-cell>
          <table:table-cell office:value-type="float" office:value="0.277">
            <text:p>0.277</text:p>
          </table:table-cell>
          <table:table-cell table:style-name="ce2" office:value-type="float" office:value="5.561">
            <text:p>5.561</text:p>
          </table:table-cell>
          <table:table-cell table:style-name="ce3" office:value-type="float" office:value="-0.1423">
            <text:p>-0.1423</text:p>
          </table:table-cell>
          <table:table-cell office:value-type="float" office:value="-0.08382">
            <text:p>-0.0838</text:p>
          </table:table-cell>
          <table:table-cell table:style-name="ce2" table:number-columns-repeated="2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045">
            <text:p>0.045</text:p>
          </table:table-cell>
          <table:table-cell table:style-name="ce2" office:value-type="float" office:value="0.706">
            <text:p>0.706</text:p>
          </table:table-cell>
          <table:table-cell table:style-name="ce3" office:value-type="float" office:value="0.1361">
            <text:p>0.1361</text:p>
          </table:table-cell>
          <table:table-cell table:style-name="ce2" office:value-type="float" office:value="0.708">
            <text:p>0.708</text:p>
          </table:table-cell>
          <table:table-cell table:style-name="ce2" office:value-type="float" office:value="-0.005">
            <text:p>-0.005</text:p>
          </table:table-cell>
          <table:table-cell office:value-type="float" office:value="0.192">
            <text:p>0.192</text:p>
          </table:table-cell>
          <table:table-cell table:style-name="ce2" office:value-type="float" office:value="5.363">
            <text:p>5.363</text:p>
          </table:table-cell>
          <table:table-cell table:style-name="ce3" office:value-type="float" office:value="-0.2209">
            <text:p>-0.2209</text:p>
          </table:table-cell>
          <table:table-cell office:value-type="float" office:value="-0.08537">
            <text:p>-0.0854</text:p>
          </table:table-cell>
          <table:table-cell table:style-name="ce2" table:number-columns-repeated="2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0.06">
            <text:p>0.06</text:p>
          </table:table-cell>
          <table:table-cell table:style-name="ce2" office:value-type="float" office:value="0.885">
            <text:p>0.885</text:p>
          </table:table-cell>
          <table:table-cell table:style-name="ce3" office:value-type="float" office:value="0.1261">
            <text:p>0.1261</text:p>
          </table:table-cell>
          <table:table-cell table:style-name="ce2" office:value-type="float" office:value="0.887">
            <text:p>0.887</text:p>
          </table:table-cell>
          <table:table-cell table:style-name="ce2" office:value-type="float" office:value="-0.033">
            <text:p>-0.033</text:p>
          </table:table-cell>
          <table:table-cell office:value-type="float" office:value="0.142">
            <text:p>0.142</text:p>
          </table:table-cell>
          <table:table-cell table:style-name="ce2" office:value-type="float" office:value="4.686">
            <text:p>4.686</text:p>
          </table:table-cell>
          <table:table-cell table:style-name="ce3" office:value-type="float" office:value="-0.4018">
            <text:p>-0.4018</text:p>
          </table:table-cell>
          <table:table-cell office:value-type="float" office:value="-0.08657">
            <text:p>-0.0866</text:p>
          </table:table-cell>
          <table:table-cell table:style-name="ce2" table:number-columns-repeated="2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0.075">
            <text:p>0.075</text:p>
          </table:table-cell>
          <table:table-cell table:style-name="ce2" office:value-type="float" office:value="1.034">
            <text:p>1.034</text:p>
          </table:table-cell>
          <table:table-cell table:style-name="ce3" office:value-type="float" office:value="0.1081">
            <text:p>0.1081</text:p>
          </table:table-cell>
          <table:table-cell table:style-name="ce2" office:value-type="float" office:value="1.034">
            <text:p>1.034</text:p>
          </table:table-cell>
          <table:table-cell table:style-name="ce2" office:value-type="float" office:value="-0.07">
            <text:p>-0.070</text:p>
          </table:table-cell>
          <table:table-cell office:value-type="float" office:value="0.105">
            <text:p>0.105</text:p>
          </table:table-cell>
          <table:table-cell table:style-name="ce2" office:value-type="float" office:value="3.775">
            <text:p>3.775</text:p>
          </table:table-cell>
          <table:table-cell table:style-name="ce3" office:value-type="float" office:value="-0.6265">
            <text:p>-0.6265</text:p>
          </table:table-cell>
          <table:table-cell office:value-type="float" office:value="-0.0871">
            <text:p>-0.0871</text:p>
          </table:table-cell>
          <table:table-cell table:style-name="ce2" table:number-columns-repeated="2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0.088">
            <text:p>0.088</text:p>
          </table:table-cell>
          <table:table-cell table:style-name="ce2" office:value-type="float" office:value="1.149">
            <text:p>1.149</text:p>
          </table:table-cell>
          <table:table-cell table:style-name="ce3" office:value-type="float" office:value="0.0824">
            <text:p>0.0824</text:p>
          </table:table-cell>
          <table:table-cell table:style-name="ce2" office:value-type="float" office:value="1.147">
            <text:p>1.147</text:p>
          </table:table-cell>
          <table:table-cell table:style-name="ce2" office:value-type="float" office:value="-0.113">
            <text:p>-0.113</text:p>
          </table:table-cell>
          <table:table-cell office:value-type="float" office:value="0.072">
            <text:p>0.072</text:p>
          </table:table-cell>
          <table:table-cell table:style-name="ce2" office:value-type="float" office:value="2.859">
            <text:p>2.859</text:p>
          </table:table-cell>
          <table:table-cell table:style-name="ce3" office:value-type="float" office:value="-0.8454">
            <text:p>-0.8454</text:p>
          </table:table-cell>
          <table:table-cell office:value-type="float" office:value="-0.08692">
            <text:p>-0.0869</text:p>
          </table:table-cell>
          <table:table-cell table:style-name="ce2" table:number-columns-repeated="2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0.098">
            <text:p>0.098</text:p>
          </table:table-cell>
          <table:table-cell table:style-name="ce2" office:value-type="float" office:value="1.233">
            <text:p>1.233</text:p>
          </table:table-cell>
          <table:table-cell table:style-name="Default" office:value-type="string">
            <text:p>NA</text:p>
          </table:table-cell>
          <table:table-cell table:style-name="ce2" office:value-type="float" office:value="1.227">
            <text:p>1.227</text:p>
          </table:table-cell>
          <table:table-cell table:style-name="ce2" office:value-type="float" office:value="-0.16">
            <text:p>-0.160</text:p>
          </table:table-cell>
          <table:table-cell table:style-name="Default" office:value-type="string">
            <text:p>NA</text:p>
          </table:table-cell>
          <table:table-cell table:style-name="ce2" office:value-type="float" office:value="0.4181">
            <text:p>0.418</text:p>
          </table:table-cell>
          <table:table-cell table:style-name="Default" office:value-type="string">
            <text:p>NA</text:p>
          </table:table-cell>
          <table:table-cell office:value-type="float" office:value="-0.08605">
            <text:p>-0.0861</text:p>
          </table:table-cell>
          <table:table-cell table:style-name="ce2" table:number-columns-repeated="2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0.089">
            <text:p>0.089</text:p>
          </table:table-cell>
          <table:table-cell table:style-name="ce2" office:value-type="float" office:value="1.178">
            <text:p>1.178</text:p>
          </table:table-cell>
          <table:table-cell table:style-name="Default" office:value-type="string">
            <text:p>NA</text:p>
          </table:table-cell>
          <table:table-cell table:style-name="ce2" office:value-type="float" office:value="1.165">
            <text:p>1.165</text:p>
          </table:table-cell>
          <table:table-cell table:style-name="ce2" office:value-type="float" office:value="-0.199">
            <text:p>-0.199</text:p>
          </table:table-cell>
          <table:table-cell table:style-name="Default" office:value-type="string">
            <text:p>NA</text:p>
          </table:table-cell>
          <table:table-cell table:style-name="ce2" office:value-type="float" office:value="-2.298">
            <text:p>-2.298</text:p>
          </table:table-cell>
          <table:table-cell table:style-name="Default" office:value-type="string">
            <text:p>NA</text:p>
          </table:table-cell>
          <table:table-cell office:value-type="float" office:value="-0.08214">
            <text:p>-0.0821</text:p>
          </table:table-cell>
          <table:table-cell table:style-name="ce2" table:number-columns-repeated="2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0.079">
            <text:p>0.079</text:p>
          </table:table-cell>
          <table:table-cell table:style-name="ce2" office:value-type="float" office:value="1.073">
            <text:p>1.073</text:p>
          </table:table-cell>
          <table:table-cell table:style-name="Default" office:value-type="string">
            <text:p>NA</text:p>
          </table:table-cell>
          <table:table-cell table:style-name="ce2" office:value-type="float" office:value="1.053">
            <text:p>1.053</text:p>
          </table:table-cell>
          <table:table-cell table:style-name="ce2" office:value-type="float" office:value="-0.22">
            <text:p>-0.220</text:p>
          </table:table-cell>
          <table:table-cell table:style-name="Default" office:value-type="string">
            <text:p>NA</text:p>
          </table:table-cell>
          <table:table-cell table:style-name="ce2" office:value-type="float" office:value="-2.752">
            <text:p>-2.752</text:p>
          </table:table-cell>
          <table:table-cell table:style-name="Default" office:value-type="string">
            <text:p>NA</text:p>
          </table:table-cell>
          <table:table-cell office:value-type="float" office:value="-0.07692">
            <text:p>-0.0769</text:p>
          </table:table-cell>
          <table:table-cell table:style-name="ce2" table:number-columns-repeated="2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0.075">
            <text:p>0.075</text:p>
          </table:table-cell>
          <table:table-cell table:style-name="ce2" office:value-type="float" office:value="0.986">
            <text:p>0.986</text:p>
          </table:table-cell>
          <table:table-cell table:style-name="Default" office:value-type="string">
            <text:p>NA</text:p>
          </table:table-cell>
          <table:table-cell table:style-name="ce2" office:value-type="float" office:value="0.961">
            <text:p>0.961</text:p>
          </table:table-cell>
          <table:table-cell table:style-name="ce2" office:value-type="float" office:value="-0.234">
            <text:p>-0.234</text:p>
          </table:table-cell>
          <table:table-cell table:style-name="Default" office:value-type="string">
            <text:p>NA</text:p>
          </table:table-cell>
          <table:table-cell table:style-name="ce2" office:value-type="float" office:value="-1.556">
            <text:p>-1.556</text:p>
          </table:table-cell>
          <table:table-cell table:style-name="Default" office:value-type="string">
            <text:p>NA</text:p>
          </table:table-cell>
          <table:table-cell office:value-type="float" office:value="-0.07214">
            <text:p>-0.0721</text:p>
          </table:table-cell>
          <table:table-cell table:style-name="ce2" table:number-columns-repeated="2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0.076">
            <text:p>0.076</text:p>
          </table:table-cell>
          <table:table-cell table:style-name="ce2" office:value-type="float" office:value="0.967">
            <text:p>0.967</text:p>
          </table:table-cell>
          <table:table-cell table:style-name="Default" office:value-type="string">
            <text:p>NA</text:p>
          </table:table-cell>
          <table:table-cell table:style-name="ce2" office:value-type="float" office:value="0.939">
            <text:p>0.939</text:p>
          </table:table-cell>
          <table:table-cell table:style-name="ce2" office:value-type="float" office:value="-0.243">
            <text:p>-0.243</text:p>
          </table:table-cell>
          <table:table-cell table:style-name="Default" office:value-type="string">
            <text:p>NA</text:p>
          </table:table-cell>
          <table:table-cell table:style-name="ce2" office:value-type="float" office:value="-0.9342">
            <text:p>-0.934</text:p>
          </table:table-cell>
          <table:table-cell table:style-name="Default" office:value-type="string">
            <text:p>NA</text:p>
          </table:table-cell>
          <table:table-cell office:value-type="float" office:value="-0.07002">
            <text:p>-0.0700</text:p>
          </table:table-cell>
          <table:table-cell table:style-name="ce2" table:number-columns-repeated="2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0.078">
            <text:p>0.078</text:p>
          </table:table-cell>
          <table:table-cell table:style-name="ce2" office:value-type="float" office:value="0.953">
            <text:p>0.953</text:p>
          </table:table-cell>
          <table:table-cell table:style-name="Default" office:value-type="string">
            <text:p>NA</text:p>
          </table:table-cell>
          <table:table-cell table:style-name="ce2" office:value-type="float" office:value="0.923">
            <text:p>0.923</text:p>
          </table:table-cell>
          <table:table-cell table:style-name="ce2" office:value-type="float" office:value="-0.253">
            <text:p>-0.253</text:p>
          </table:table-cell>
          <table:table-cell table:style-name="Default" office:value-type="string">
            <text:p>NA</text:p>
          </table:table-cell>
          <table:table-cell table:style-name="ce2" office:value-type="float" office:value="-0.9132">
            <text:p>-0.913</text:p>
          </table:table-cell>
          <table:table-cell table:style-name="Default" office:value-type="string">
            <text:p>NA</text:p>
          </table:table-cell>
          <table:table-cell office:value-type="float" office:value="-0.06798">
            <text:p>-0.0680</text:p>
          </table:table-cell>
          <table:table-cell table:style-name="ce2" table:number-columns-repeated="2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0.08">
            <text:p>0.08</text:p>
          </table:table-cell>
          <table:table-cell table:style-name="ce2" office:value-type="float" office:value="0.935">
            <text:p>0.935</text:p>
          </table:table-cell>
          <table:table-cell table:style-name="Default" office:value-type="string">
            <text:p>NA</text:p>
          </table:table-cell>
          <table:table-cell table:style-name="ce2" office:value-type="float" office:value="0.902">
            <text:p>0.902</text:p>
          </table:table-cell>
          <table:table-cell table:style-name="ce2" office:value-type="float" office:value="-0.261">
            <text:p>-0.261</text:p>
          </table:table-cell>
          <table:table-cell table:style-name="Default" office:value-type="string">
            <text:p>NA</text:p>
          </table:table-cell>
          <table:table-cell table:style-name="ce2" office:value-type="float" office:value="-1.185">
            <text:p>-1.185</text:p>
          </table:table-cell>
          <table:table-cell table:style-name="Default" office:value-type="string">
            <text:p>NA</text:p>
          </table:table-cell>
          <table:table-cell office:value-type="float" office:value="-0.06606">
            <text:p>-0.0661</text:p>
          </table:table-cell>
          <table:table-cell table:style-name="ce2" table:number-columns-repeated="2"/>
        </table:table-row>
        <table:table-row table:style-name="ro1">
          <table:table-cell table:number-columns-repeated="3"/>
          <table:table-cell table:style-name="ce2"/>
          <table:table-cell table:style-name="Default"/>
          <table:table-cell table:style-name="ce2" table:number-columns-repeated="2"/>
          <table:table-cell table:style-name="Default"/>
          <table:table-cell table:style-name="ce2"/>
          <table:table-cell table:style-name="Default"/>
          <table:table-cell/>
          <table:table-cell table:style-name="ce2" table:number-columns-repeated="2"/>
        </table:table-row>
        <table:table-row table:style-name="ro1">
          <table:table-cell table:number-columns-repeated="3"/>
          <table:table-cell table:style-name="ce2"/>
          <table:table-cell table:style-name="Default" office:value-type="string">
            <text:p>CN</text:p>
          </table:table-cell>
          <table:table-cell table:style-name="ce2" table:number-columns-repeated="2"/>
          <table:table-cell table:style-name="Default" office:value-type="string">
            <text:p>CA</text:p>
          </table:table-cell>
          <table:table-cell table:style-name="ce2"/>
          <table:table-cell table:style-name="Default"/>
          <table:table-cell office:value-type="string">
            <text:p>CM</text:p>
          </table:table-cell>
          <table:table-cell table:style-name="ce2" table:number-columns-repeated="2"/>
        </table:table-row>
        <table:table-row table:style-name="ro1">
          <table:table-cell table:number-columns-repeated="3"/>
          <table:table-cell table:style-name="Default"/>
          <table:table-cell table:style-name="Default" office:value-type="float" office:value="1.5">
            <text:p>1.5</text:p>
          </table:table-cell>
          <table:table-cell/>
          <table:table-cell table:style-name="Default"/>
          <table:table-cell table:style-name="Default" office:value-type="float" office:value="-0.22">
            <text:p>-0.22</text:p>
          </table:table-cell>
          <table:table-cell/>
          <table:table-cell table:style-name="Default" office:value-type="float" office:value="0.1462">
            <text:p>0.1462</text:p>
          </table:table-cell>
          <table:table-cell table:style-name="Default" office:value-type="float" office:value="-0.1">
            <text:p>-0.1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float" office:value="-180">
            <text:p>-180</text:p>
          </table:table-cell>
          <table:table-cell/>
          <table:table-cell table:formula="of:=RADIANS([.B26])" office:value-type="float" office:value="-3.14159265358979">
            <text:p>-3.1416</text:p>
          </table:table-cell>
          <table:table-cell table:formula="of:=SIN([.D26])*[.$E$25]" office:value-type="float" office:value="-1.83690953073357E-016">
            <text:p>0.000</text:p>
          </table:table-cell>
          <table:table-cell/>
          <table:table-cell table:formula="of:=RADIANS([.B26])" office:value-type="float" office:value="-3.14159265358979">
            <text:p>-3.1416</text:p>
          </table:table-cell>
          <table:table-cell table:formula="of:=COS([.G26])*[.$H$25]" office:value-type="float" office:value="0.22">
            <text:p>0.220</text:p>
          </table:table-cell>
          <table:table-cell/>
          <table:table-cell table:formula="of:=RADIANS([.B26])" office:value-type="float" office:value="-3.14159265358979">
            <text:p>-3.142</text:p>
          </table:table-cell>
          <table:table-cell table:formula="of:=SIN([.J26])*[.$K$25]+[.$J$25]" office:value-type="float" office:value="0.1462">
            <text:p>0.1462</text:p>
          </table:table-cell>
          <table:table-cell table:formula="of:=SIN([.J26])*[.$K$25]+[.$J$25]" office:value-type="float" office:value="0.1462">
            <text:p>0.1462</text:p>
          </table:table-cell>
          <table:table-cell/>
        </table:table-row>
        <table:table-row table:style-name="ro1">
          <table:table-cell/>
          <table:table-cell office:value-type="float" office:value="-150">
            <text:p>-150</text:p>
          </table:table-cell>
          <table:table-cell/>
          <table:table-cell table:formula="of:=RADIANS([.B27])" office:value-type="float" office:value="-2.61799387799149">
            <text:p>-2.6180</text:p>
          </table:table-cell>
          <table:table-cell table:formula="of:=SIN([.D27])*[.$E$25]" office:value-type="float" office:value="-0.75">
            <text:p>-0.750</text:p>
          </table:table-cell>
          <table:table-cell/>
          <table:table-cell table:formula="of:=RADIANS([.B27])" office:value-type="float" office:value="-2.61799387799149">
            <text:p>-2.6180</text:p>
          </table:table-cell>
          <table:table-cell table:formula="of:=COS([.G27])*[.$H$25]" office:value-type="float" office:value="0.190525588832576">
            <text:p>0.191</text:p>
          </table:table-cell>
          <table:table-cell/>
          <table:table-cell table:formula="of:=RADIANS([.B27])" office:value-type="float" office:value="-2.61799387799149">
            <text:p>-2.618</text:p>
          </table:table-cell>
          <table:table-cell table:formula="of:=SIN([.J27])*[.$K$25]+[.$J$25]" office:value-type="float" office:value="0.1962">
            <text:p>0.1962</text:p>
          </table:table-cell>
          <table:table-cell table:formula="of:=SIN([.J27])*[.$K$25]+[.$J$25]" office:value-type="float" office:value="0.1962">
            <text:p>0.1962</text:p>
          </table:table-cell>
          <table:table-cell/>
        </table:table-row>
        <table:table-row table:style-name="ro1">
          <table:table-cell/>
          <table:table-cell office:value-type="float" office:value="-135">
            <text:p>-135</text:p>
          </table:table-cell>
          <table:table-cell/>
          <table:table-cell table:formula="of:=RADIANS([.B28])" office:value-type="float" office:value="-2.35619449019234">
            <text:p>-2.3562</text:p>
          </table:table-cell>
          <table:table-cell table:formula="of:=SIN([.D28])*[.$E$25]" office:value-type="float" office:value="-1.06066017177982">
            <text:p>-1.061</text:p>
          </table:table-cell>
          <table:table-cell/>
          <table:table-cell table:formula="of:=RADIANS([.B28])" office:value-type="float" office:value="-2.35619449019234">
            <text:p>-2.3562</text:p>
          </table:table-cell>
          <table:table-cell table:formula="of:=COS([.G28])*[.$H$25]" office:value-type="float" office:value="0.15556349186104">
            <text:p>0.156</text:p>
          </table:table-cell>
          <table:table-cell/>
          <table:table-cell table:formula="of:=RADIANS([.B28])" office:value-type="float" office:value="-2.35619449019234">
            <text:p>-2.356</text:p>
          </table:table-cell>
          <table:table-cell table:formula="of:=SIN([.J28])*[.$K$25]+[.$J$25]" office:value-type="float" office:value="0.216910678118655">
            <text:p>0.2169</text:p>
          </table:table-cell>
          <table:table-cell table:formula="of:=SIN([.J28])*[.$K$25]+[.$J$25]" office:value-type="float" office:value="0.216910678118655">
            <text:p>0.2169</text:p>
          </table:table-cell>
          <table:table-cell/>
        </table:table-row>
        <table:table-row table:style-name="ro1">
          <table:table-cell/>
          <table:table-cell office:value-type="float" office:value="-120">
            <text:p>-120</text:p>
          </table:table-cell>
          <table:table-cell/>
          <table:table-cell table:formula="of:=RADIANS([.B29])" office:value-type="float" office:value="-2.0943951023932">
            <text:p>-2.0944</text:p>
          </table:table-cell>
          <table:table-cell table:formula="of:=SIN([.D29])*[.$E$25]" office:value-type="float" office:value="-1.29903810567666">
            <text:p>-1.299</text:p>
          </table:table-cell>
          <table:table-cell/>
          <table:table-cell table:formula="of:=RADIANS([.B29])" office:value-type="float" office:value="-2.0943951023932">
            <text:p>-2.0944</text:p>
          </table:table-cell>
          <table:table-cell table:formula="of:=COS([.G29])*[.$H$25]" office:value-type="float" office:value="0.11">
            <text:p>0.110</text:p>
          </table:table-cell>
          <table:table-cell/>
          <table:table-cell table:formula="of:=RADIANS([.B29])" office:value-type="float" office:value="-2.0943951023932">
            <text:p>-2.094</text:p>
          </table:table-cell>
          <table:table-cell table:formula="of:=SIN([.J29])*[.$K$25]+[.$J$25]" office:value-type="float" office:value="0.232802540378444">
            <text:p>0.2328</text:p>
          </table:table-cell>
          <table:table-cell table:formula="of:=SIN([.J29])*[.$K$25]+[.$J$25]" office:value-type="float" office:value="0.232802540378444">
            <text:p>0.2328</text:p>
          </table:table-cell>
          <table:table-cell/>
        </table:table-row>
        <table:table-row table:style-name="ro1">
          <table:table-cell/>
          <table:table-cell office:value-type="float" office:value="-90">
            <text:p>-90</text:p>
          </table:table-cell>
          <table:table-cell/>
          <table:table-cell table:formula="of:=RADIANS([.B30])" office:value-type="float" office:value="-1.5707963267949">
            <text:p>-1.5708</text:p>
          </table:table-cell>
          <table:table-cell table:formula="of:=SIN([.D30])*[.$E$25]" office:value-type="float" office:value="-1.5">
            <text:p>-1.500</text:p>
          </table:table-cell>
          <table:table-cell/>
          <table:table-cell table:formula="of:=RADIANS([.B30])" office:value-type="float" office:value="-1.5707963267949">
            <text:p>-1.5708</text:p>
          </table:table-cell>
          <table:table-cell table:formula="of:=COS([.G30])*[.$H$25]" office:value-type="float" office:value="-1.34706698920462E-017">
            <text:p>0.000</text:p>
          </table:table-cell>
          <table:table-cell/>
          <table:table-cell table:formula="of:=RADIANS([.B30])" office:value-type="float" office:value="-1.5707963267949">
            <text:p>-1.571</text:p>
          </table:table-cell>
          <table:table-cell table:formula="of:=SIN([.J30])*[.$K$25]+[.$J$25]" office:value-type="float" office:value="0.2462">
            <text:p>0.2462</text:p>
          </table:table-cell>
          <table:table-cell table:formula="of:=SIN([.J30])*[.$K$25]+[.$J$25]" office:value-type="float" office:value="0.2462">
            <text:p>0.2462</text:p>
          </table:table-cell>
          <table:table-cell/>
        </table:table-row>
        <table:table-row table:style-name="ro1">
          <table:table-cell/>
          <table:table-cell office:value-type="float" office:value="-60">
            <text:p>-60</text:p>
          </table:table-cell>
          <table:table-cell/>
          <table:table-cell table:formula="of:=RADIANS([.B31])" office:value-type="float" office:value="-1.0471975511966">
            <text:p>-1.0472</text:p>
          </table:table-cell>
          <table:table-cell table:formula="of:=SIN([.D31])*[.$E$25]" office:value-type="float" office:value="-1.29903810567666">
            <text:p>-1.299</text:p>
          </table:table-cell>
          <table:table-cell/>
          <table:table-cell table:formula="of:=RADIANS([.B31])" office:value-type="float" office:value="-1.0471975511966">
            <text:p>-1.0472</text:p>
          </table:table-cell>
          <table:table-cell table:formula="of:=COS([.G31])*[.$H$25]" office:value-type="float" office:value="-0.11">
            <text:p>-0.110</text:p>
          </table:table-cell>
          <table:table-cell/>
          <table:table-cell table:formula="of:=RADIANS([.B31])" office:value-type="float" office:value="-1.0471975511966">
            <text:p>-1.047</text:p>
          </table:table-cell>
          <table:table-cell table:formula="of:=SIN([.J31])*[.$K$25]+[.$J$25]" office:value-type="float" office:value="0.232802540378444">
            <text:p>0.2328</text:p>
          </table:table-cell>
          <table:table-cell table:formula="of:=SIN([.J31])*[.$K$25]+[.$J$25]" office:value-type="float" office:value="0.232802540378444">
            <text:p>0.2328</text:p>
          </table:table-cell>
          <table:table-cell/>
        </table:table-row>
        <table:table-row table:style-name="ro1">
          <table:table-cell/>
          <table:table-cell office:value-type="float" office:value="-45">
            <text:p>-45</text:p>
          </table:table-cell>
          <table:table-cell/>
          <table:table-cell table:formula="of:=RADIANS([.B32])" office:value-type="float" office:value="-0.785398163397448">
            <text:p>-0.7854</text:p>
          </table:table-cell>
          <table:table-cell table:formula="of:=SIN([.D32])*[.$E$25]" office:value-type="float" office:value="-1.06066017177982">
            <text:p>-1.061</text:p>
          </table:table-cell>
          <table:table-cell/>
          <table:table-cell table:formula="of:=RADIANS([.B32])" office:value-type="float" office:value="-0.785398163397448">
            <text:p>-0.7854</text:p>
          </table:table-cell>
          <table:table-cell table:formula="of:=COS([.G32])*[.$H$25]" office:value-type="float" office:value="-0.15556349186104">
            <text:p>-0.156</text:p>
          </table:table-cell>
          <table:table-cell/>
          <table:table-cell table:formula="of:=RADIANS([.B32])" office:value-type="float" office:value="-0.785398163397448">
            <text:p>-0.785</text:p>
          </table:table-cell>
          <table:table-cell table:formula="of:=SIN([.J32])*[.$K$25]+[.$J$25]" office:value-type="float" office:value="0.216910678118655">
            <text:p>0.2169</text:p>
          </table:table-cell>
          <table:table-cell table:formula="of:=SIN([.J32])*[.$K$25]+[.$J$25]" office:value-type="float" office:value="0.216910678118655">
            <text:p>0.2169</text:p>
          </table:table-cell>
          <table:table-cell/>
        </table:table-row>
        <table:table-row table:style-name="ro1">
          <table:table-cell/>
          <table:table-cell office:value-type="float" office:value="-30">
            <text:p>-30</text:p>
          </table:table-cell>
          <table:table-cell/>
          <table:table-cell table:formula="of:=RADIANS([.B33])" office:value-type="float" office:value="-0.523598775598299">
            <text:p>-0.5236</text:p>
          </table:table-cell>
          <table:table-cell table:formula="of:=SIN([.D33])*[.$E$25]" office:value-type="float" office:value="-0.75">
            <text:p>-0.750</text:p>
          </table:table-cell>
          <table:table-cell/>
          <table:table-cell table:formula="of:=RADIANS([.B33])" office:value-type="float" office:value="-0.523598775598299">
            <text:p>-0.5236</text:p>
          </table:table-cell>
          <table:table-cell table:formula="of:=COS([.G33])*[.$H$25]" office:value-type="float" office:value="-0.190525588832576">
            <text:p>-0.191</text:p>
          </table:table-cell>
          <table:table-cell/>
          <table:table-cell table:formula="of:=RADIANS([.B33])" office:value-type="float" office:value="-0.523598775598299">
            <text:p>-0.524</text:p>
          </table:table-cell>
          <table:table-cell table:formula="of:=SIN([.J33])*[.$K$25]+[.$J$25]" office:value-type="float" office:value="0.1962">
            <text:p>0.1962</text:p>
          </table:table-cell>
          <table:table-cell table:formula="of:=SIN([.J33])*[.$K$25]+[.$J$25]" office:value-type="float" office:value="0.1962">
            <text:p>0.1962</text:p>
          </table:table-cell>
          <table:table-cell/>
        </table:table-row>
        <table:table-row table:style-name="ro1">
          <table:table-cell/>
          <table:table-cell office:value-type="float" office:value="-16">
            <text:p>-16</text:p>
          </table:table-cell>
          <table:table-cell/>
          <table:table-cell table:formula="of:=RADIANS([.B34])" office:value-type="float" office:value="-0.279252680319093">
            <text:p>-0.2793</text:p>
          </table:table-cell>
          <table:table-cell office:value-type="float" office:value="-1.135">
            <text:p>-1.135</text:p>
          </table:table-cell>
          <table:table-cell/>
          <table:table-cell table:formula="of:=RADIANS([.B34])" office:value-type="float" office:value="-0.279252680319093">
            <text:p>-0.2793</text:p>
          </table:table-cell>
          <table:table-cell office:value-type="float" office:value="-0.228">
            <text:p>-0.228</text:p>
          </table:table-cell>
          <table:table-cell/>
          <table:table-cell table:formula="of:=RADIANS([.B34])" office:value-type="float" office:value="-0.279252680319093">
            <text:p>-0.279</text:p>
          </table:table-cell>
          <table:table-cell table:style-name="ce4" office:value-type="float" office:value="0.1743">
            <text:p>0.1743</text:p>
          </table:table-cell>
          <table:table-cell table:formula="of:=SIN([.J34])*[.$K$25]+[.$J$25]" office:value-type="float" office:value="0.1737637355817">
            <text:p>0.1738</text:p>
          </table:table-cell>
          <table:table-cell/>
        </table:table-row>
        <table:table-row table:style-name="ro1">
          <table:table-cell/>
          <table:table-cell office:value-type="float" office:value="-8">
            <text:p>-8</text:p>
          </table:table-cell>
          <table:table-cell/>
          <table:table-cell table:formula="of:=RADIANS([.B35])" office:value-type="float" office:value="-0.139626340159546">
            <text:p>-0.1396</text:p>
          </table:table-cell>
          <table:table-cell office:value-type="float" office:value="-0.418">
            <text:p>-0.418</text:p>
          </table:table-cell>
          <table:table-cell/>
          <table:table-cell table:formula="of:=RADIANS([.B35])" office:value-type="float" office:value="-0.139626340159546">
            <text:p>-0.1396</text:p>
          </table:table-cell>
          <table:table-cell office:value-type="float" office:value="-0.03">
            <text:p>-0.030</text:p>
          </table:table-cell>
          <table:table-cell/>
          <table:table-cell table:formula="of:=RADIANS([.B35])" office:value-type="float" office:value="-0.139626340159546">
            <text:p>-0.140</text:p>
          </table:table-cell>
          <table:table-cell table:style-name="ce4" office:value-type="float" office:value="0.1692">
            <text:p>0.1692</text:p>
          </table:table-cell>
          <table:table-cell table:formula="of:=SIN([.J35])*[.$K$25]+[.$J$25]" office:value-type="float" office:value="0.160117310096007">
            <text:p>0.1601</text:p>
          </table:table-cell>
          <table:table-cell/>
        </table:table-row>
        <table:table-row table:style-name="ro1">
          <table:table-cell/>
          <table:table-cell office:value-type="float" office:value="-6">
            <text:p>-6</text:p>
          </table:table-cell>
          <table:table-cell/>
          <table:table-cell table:formula="of:=RADIANS([.B36])" office:value-type="float" office:value="-0.10471975511966">
            <text:p>-0.1047</text:p>
          </table:table-cell>
          <table:table-cell office:value-type="float" office:value="-0.234">
            <text:p>-0.234</text:p>
          </table:table-cell>
          <table:table-cell/>
          <table:table-cell table:formula="of:=RADIANS([.B36])" office:value-type="float" office:value="-0.10471975511966">
            <text:p>-0.1047</text:p>
          </table:table-cell>
          <table:table-cell office:value-type="float" office:value="-0.003">
            <text:p>-0.003</text:p>
          </table:table-cell>
          <table:table-cell/>
          <table:table-cell table:formula="of:=RADIANS([.B36])" office:value-type="float" office:value="-0.10471975511966">
            <text:p>-0.105</text:p>
          </table:table-cell>
          <table:table-cell table:style-name="ce4" office:value-type="float" office:value="0.1621">
            <text:p>0.1621</text:p>
          </table:table-cell>
          <table:table-cell table:formula="of:=SIN([.J36])*[.$K$25]+[.$J$25]" office:value-type="float" office:value="0.156652846326765">
            <text:p>0.1567</text:p>
          </table:table-cell>
          <table:table-cell/>
        </table:table-row>
        <table:table-row table:style-name="ro1">
          <table:table-cell/>
          <table:table-cell office:value-type="float" office:value="-4">
            <text:p>-4</text:p>
          </table:table-cell>
          <table:table-cell/>
          <table:table-cell table:formula="of:=RADIANS([.B37])" office:value-type="float" office:value="-0.0698131700797732">
            <text:p>-0.0698</text:p>
          </table:table-cell>
          <table:table-cell office:value-type="float" office:value="-0.054">
            <text:p>-0.054</text:p>
          </table:table-cell>
          <table:table-cell/>
          <table:table-cell table:formula="of:=RADIANS([.B37])" office:value-type="float" office:value="-0.0698131700797732">
            <text:p>-0.0698</text:p>
          </table:table-cell>
          <table:table-cell office:value-type="float" office:value="0.014">
            <text:p>0.014</text:p>
          </table:table-cell>
          <table:table-cell/>
          <table:table-cell table:formula="of:=RADIANS([.B37])" office:value-type="float" office:value="-0.0698131700797732">
            <text:p>-0.070</text:p>
          </table:table-cell>
          <table:table-cell table:style-name="ce4" office:value-type="float" office:value="0.1548">
            <text:p>0.1548</text:p>
          </table:table-cell>
          <table:table-cell table:formula="of:=SIN([.J37])*[.$K$25]+[.$J$25]" office:value-type="float" office:value="0.153175647374413">
            <text:p>0.1532</text:p>
          </table:table-cell>
          <table:table-cell/>
        </table:table-row>
        <table:table-row table:style-name="ro1">
          <table:table-cell/>
          <table:table-cell office:value-type="float" office:value="-2">
            <text:p>-2</text:p>
          </table:table-cell>
          <table:table-cell/>
          <table:table-cell table:formula="of:=RADIANS([.B38])" office:value-type="float" office:value="-0.0349065850398866">
            <text:p>-0.0349</text:p>
          </table:table-cell>
          <table:table-cell office:value-type="float" office:value="0.13">
            <text:p>0.130</text:p>
          </table:table-cell>
          <table:table-cell/>
          <table:table-cell table:formula="of:=RADIANS([.B38])" office:value-type="float" office:value="-0.0349065850398866">
            <text:p>-0.0349</text:p>
          </table:table-cell>
          <table:table-cell office:value-type="float" office:value="0.023">
            <text:p>0.023</text:p>
          </table:table-cell>
          <table:table-cell/>
          <table:table-cell table:formula="of:=RADIANS([.B38])" office:value-type="float" office:value="-0.0349065850398866">
            <text:p>-0.035</text:p>
          </table:table-cell>
          <table:table-cell table:style-name="ce4" office:value-type="float" office:value="0.1495">
            <text:p>0.1495</text:p>
          </table:table-cell>
          <table:table-cell table:formula="of:=SIN([.J38])*[.$K$25]+[.$J$25]" office:value-type="float" office:value="0.14968994967025">
            <text:p>0.1497</text:p>
          </table:table-cell>
          <table:table-cell/>
        </table:table-row>
        <table:table-row table:style-name="ro1">
          <table:table-cell/>
          <table:table-cell office:value-type="float" office:value="-1">
            <text:p>-1</text:p>
          </table:table-cell>
          <table:table-cell/>
          <table:table-cell table:formula="of:=RADIANS([.B39])" office:value-type="float" office:value="-0.0174532925199433">
            <text:p>-0.0175</text:p>
          </table:table-cell>
          <table:table-cell office:value-type="float" office:value="0.224">
            <text:p>0.224</text:p>
          </table:table-cell>
          <table:table-cell/>
          <table:table-cell table:formula="of:=RADIANS([.B39])" office:value-type="float" office:value="-0.0174532925199433">
            <text:p>-0.0175</text:p>
          </table:table-cell>
          <table:table-cell office:value-type="float" office:value="0.024">
            <text:p>0.024</text:p>
          </table:table-cell>
          <table:table-cell/>
          <table:table-cell table:formula="of:=RADIANS([.B39])" office:value-type="float" office:value="-0.0174532925199433">
            <text:p>-0.017</text:p>
          </table:table-cell>
          <table:table-cell table:style-name="ce4" office:value-type="float" office:value="0.1476">
            <text:p>0.1476</text:p>
          </table:table-cell>
          <table:table-cell table:formula="of:=SIN([.J39])*[.$K$25]+[.$J$25]" office:value-type="float" office:value="0.147945240643728">
            <text:p>0.1479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  <table:table-cell table:formula="of:=RADIANS([.B40])" office:value-type="float" office:value="0">
            <text:p>0.0000</text:p>
          </table:table-cell>
          <table:table-cell office:value-type="float" office:value="0.318">
            <text:p>0.318</text:p>
          </table:table-cell>
          <table:table-cell/>
          <table:table-cell table:formula="of:=RADIANS([.B40])" office:value-type="float" office:value="0">
            <text:p>0.0000</text:p>
          </table:table-cell>
          <table:table-cell office:value-type="float" office:value="0.023">
            <text:p>0.023</text:p>
          </table:table-cell>
          <table:table-cell/>
          <table:table-cell table:formula="of:=RADIANS([.B40])" office:value-type="float" office:value="0">
            <text:p>0.000</text:p>
          </table:table-cell>
          <table:table-cell table:style-name="ce4" office:value-type="float" office:value="0.1462">
            <text:p>0.1462</text:p>
          </table:table-cell>
          <table:table-cell table:formula="of:=SIN([.J40])*[.$K$25]+[.$J$25]" office:value-type="float" office:value="0.1462">
            <text:p>0.1462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/>
          <table:table-cell table:formula="of:=RADIANS([.B41])" office:value-type="float" office:value="0.0174532925199433">
            <text:p>0.0175</text:p>
          </table:table-cell>
          <table:table-cell office:value-type="float" office:value="0.415">
            <text:p>0.415</text:p>
          </table:table-cell>
          <table:table-cell/>
          <table:table-cell table:formula="of:=RADIANS([.B41])" office:value-type="float" office:value="0.0174532925199433">
            <text:p>0.0175</text:p>
          </table:table-cell>
          <table:table-cell office:value-type="float" office:value="0.019">
            <text:p>0.019</text:p>
          </table:table-cell>
          <table:table-cell/>
          <table:table-cell table:formula="of:=RADIANS([.B41])" office:value-type="float" office:value="0.0174532925199433">
            <text:p>0.017</text:p>
          </table:table-cell>
          <table:table-cell table:style-name="ce4" office:value-type="float" office:value="0.1439">
            <text:p>0.1439</text:p>
          </table:table-cell>
          <table:table-cell table:formula="of:=SIN([.J41])*[.$K$25]+[.$J$25]" office:value-type="float" office:value="0.144454759356272">
            <text:p>0.1445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/>
          <table:table-cell table:formula="of:=RADIANS([.B42])" office:value-type="float" office:value="0.0349065850398866">
            <text:p>0.0349</text:p>
          </table:table-cell>
          <table:table-cell office:value-type="float" office:value="0.512">
            <text:p>0.512</text:p>
          </table:table-cell>
          <table:table-cell/>
          <table:table-cell table:formula="of:=RADIANS([.B42])" office:value-type="float" office:value="0.0349065850398866">
            <text:p>0.0349</text:p>
          </table:table-cell>
          <table:table-cell office:value-type="float" office:value="0.014">
            <text:p>0.014</text:p>
          </table:table-cell>
          <table:table-cell/>
          <table:table-cell table:formula="of:=RADIANS([.B42])" office:value-type="float" office:value="0.0349065850398866">
            <text:p>0.035</text:p>
          </table:table-cell>
          <table:table-cell table:style-name="ce4" office:value-type="float" office:value="0.1415">
            <text:p>0.1415</text:p>
          </table:table-cell>
          <table:table-cell table:formula="of:=SIN([.J42])*[.$K$25]+[.$J$25]" office:value-type="float" office:value="0.14271005032975">
            <text:p>0.1427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/>
          <table:table-cell table:formula="of:=RADIANS([.B43])" office:value-type="float" office:value="0.0698131700797732">
            <text:p>0.0698</text:p>
          </table:table-cell>
          <table:table-cell office:value-type="float" office:value="0.708">
            <text:p>0.708</text:p>
          </table:table-cell>
          <table:table-cell/>
          <table:table-cell table:formula="of:=RADIANS([.B43])" office:value-type="float" office:value="0.0698131700797732">
            <text:p>0.0698</text:p>
          </table:table-cell>
          <table:table-cell office:value-type="float" office:value="-0.005">
            <text:p>-0.005</text:p>
          </table:table-cell>
          <table:table-cell/>
          <table:table-cell table:formula="of:=RADIANS([.B43])" office:value-type="float" office:value="0.0698131700797732">
            <text:p>0.070</text:p>
          </table:table-cell>
          <table:table-cell table:style-name="ce4" office:value-type="float" office:value="0.1361">
            <text:p>0.1361</text:p>
          </table:table-cell>
          <table:table-cell table:formula="of:=SIN([.J43])*[.$K$25]+[.$J$25]" office:value-type="float" office:value="0.139224352625587">
            <text:p>0.1392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/>
          <table:table-cell table:formula="of:=RADIANS([.B44])" office:value-type="float" office:value="0.10471975511966">
            <text:p>0.1047</text:p>
          </table:table-cell>
          <table:table-cell office:value-type="float" office:value="0.887">
            <text:p>0.887</text:p>
          </table:table-cell>
          <table:table-cell/>
          <table:table-cell table:formula="of:=RADIANS([.B44])" office:value-type="float" office:value="0.10471975511966">
            <text:p>0.1047</text:p>
          </table:table-cell>
          <table:table-cell office:value-type="float" office:value="-0.033">
            <text:p>-0.033</text:p>
          </table:table-cell>
          <table:table-cell/>
          <table:table-cell table:formula="of:=RADIANS([.B44])" office:value-type="float" office:value="0.10471975511966">
            <text:p>0.105</text:p>
          </table:table-cell>
          <table:table-cell table:style-name="ce4" office:value-type="float" office:value="0.1261">
            <text:p>0.1261</text:p>
          </table:table-cell>
          <table:table-cell table:formula="of:=SIN([.J44])*[.$K$25]+[.$J$25]" office:value-type="float" office:value="0.135747153673235">
            <text:p>0.1357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/>
          <table:table-cell table:formula="of:=RADIANS([.B45])" office:value-type="float" office:value="0.139626340159546">
            <text:p>0.1396</text:p>
          </table:table-cell>
          <table:table-cell office:value-type="float" office:value="1.034">
            <text:p>1.034</text:p>
          </table:table-cell>
          <table:table-cell/>
          <table:table-cell table:formula="of:=RADIANS([.B45])" office:value-type="float" office:value="0.139626340159546">
            <text:p>0.1396</text:p>
          </table:table-cell>
          <table:table-cell office:value-type="float" office:value="-0.07">
            <text:p>-0.070</text:p>
          </table:table-cell>
          <table:table-cell/>
          <table:table-cell table:formula="of:=RADIANS([.B45])" office:value-type="float" office:value="0.139626340159546">
            <text:p>0.140</text:p>
          </table:table-cell>
          <table:table-cell table:style-name="ce4" office:value-type="float" office:value="0.1081">
            <text:p>0.1081</text:p>
          </table:table-cell>
          <table:table-cell table:formula="of:=SIN([.J45])*[.$K$25]+[.$J$25]" office:value-type="float" office:value="0.132282689903993">
            <text:p>0.1323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/>
          <table:table-cell table:formula="of:=RADIANS([.B46])" office:value-type="float" office:value="0.174532925199433">
            <text:p>0.1745</text:p>
          </table:table-cell>
          <table:table-cell office:value-type="float" office:value="1.147">
            <text:p>1.147</text:p>
          </table:table-cell>
          <table:table-cell/>
          <table:table-cell table:formula="of:=RADIANS([.B46])" office:value-type="float" office:value="0.174532925199433">
            <text:p>0.1745</text:p>
          </table:table-cell>
          <table:table-cell office:value-type="float" office:value="-0.113">
            <text:p>-0.113</text:p>
          </table:table-cell>
          <table:table-cell/>
          <table:table-cell table:formula="of:=RADIANS([.B46])" office:value-type="float" office:value="0.174532925199433">
            <text:p>0.175</text:p>
          </table:table-cell>
          <table:table-cell table:style-name="ce4" office:value-type="float" office:value="0.0824">
            <text:p>0.0824</text:p>
          </table:table-cell>
          <table:table-cell table:formula="of:=SIN([.J46])*[.$K$25]+[.$J$25]" office:value-type="float" office:value="0.128835182233307">
            <text:p>0.1288</text:p>
          </table:table-cell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/>
          <table:table-cell table:formula="of:=RADIANS([.B47])" office:value-type="float" office:value="0.20943951023932">
            <text:p>0.2094</text:p>
          </table:table-cell>
          <table:table-cell office:value-type="float" office:value="1.227">
            <text:p>1.227</text:p>
          </table:table-cell>
          <table:table-cell/>
          <table:table-cell table:formula="of:=RADIANS([.B47])" office:value-type="float" office:value="0.20943951023932">
            <text:p>0.2094</text:p>
          </table:table-cell>
          <table:table-cell office:value-type="float" office:value="-0.16">
            <text:p>-0.160</text:p>
          </table:table-cell>
          <table:table-cell/>
          <table:table-cell table:formula="of:=RADIANS([.B47])" office:value-type="float" office:value="0.20943951023932">
            <text:p>0.209</text:p>
          </table:table-cell>
          <table:table-cell table:formula="of:=SIN([.J47])*[.$K$25]+[.$J$25]" office:value-type="float" office:value="0.125408830918224">
            <text:p>0.1254</text:p>
          </table:table-cell>
          <table:table-cell table:formula="of:=SIN([.J47])*[.$K$25]+[.$J$25]" office:value-type="float" office:value="0.125408830918224">
            <text:p>0.1254</text:p>
          </table:table-cell>
          <table:table-cell/>
        </table:table-row>
        <table:table-row table:style-name="ro1">
          <table:table-cell/>
          <table:table-cell office:value-type="float" office:value="14">
            <text:p>14</text:p>
          </table:table-cell>
          <table:table-cell/>
          <table:table-cell table:formula="of:=RADIANS([.B48])" office:value-type="float" office:value="0.244346095279206">
            <text:p>0.2443</text:p>
          </table:table-cell>
          <table:table-cell office:value-type="float" office:value="1.165">
            <text:p>1.165</text:p>
          </table:table-cell>
          <table:table-cell/>
          <table:table-cell table:formula="of:=RADIANS([.B48])" office:value-type="float" office:value="0.244346095279206">
            <text:p>0.2443</text:p>
          </table:table-cell>
          <table:table-cell office:value-type="float" office:value="-0.199">
            <text:p>-0.199</text:p>
          </table:table-cell>
          <table:table-cell/>
          <table:table-cell table:formula="of:=RADIANS([.B48])" office:value-type="float" office:value="0.244346095279206">
            <text:p>0.244</text:p>
          </table:table-cell>
          <table:table-cell table:formula="of:=SIN([.J48])*[.$K$25]+[.$J$25]" office:value-type="float" office:value="0.122007810440033">
            <text:p>0.1220</text:p>
          </table:table-cell>
          <table:table-cell table:formula="of:=SIN([.J48])*[.$K$25]+[.$J$25]" office:value-type="float" office:value="0.122007810440033">
            <text:p>0.1220</text:p>
          </table:table-cell>
          <table:table-cell/>
        </table:table-row>
        <table:table-row table:style-name="ro1">
          <table:table-cell/>
          <table:table-cell office:value-type="float" office:value="16">
            <text:p>16</text:p>
          </table:table-cell>
          <table:table-cell/>
          <table:table-cell table:formula="of:=RADIANS([.B49])" office:value-type="float" office:value="0.279252680319093">
            <text:p>0.2793</text:p>
          </table:table-cell>
          <table:table-cell office:value-type="float" office:value="1.053">
            <text:p>1.053</text:p>
          </table:table-cell>
          <table:table-cell/>
          <table:table-cell table:formula="of:=RADIANS([.B49])" office:value-type="float" office:value="0.279252680319093">
            <text:p>0.2793</text:p>
          </table:table-cell>
          <table:table-cell office:value-type="float" office:value="-0.22">
            <text:p>-0.220</text:p>
          </table:table-cell>
          <table:table-cell/>
          <table:table-cell table:formula="of:=RADIANS([.B49])" office:value-type="float" office:value="0.279252680319093">
            <text:p>0.279</text:p>
          </table:table-cell>
          <table:table-cell table:formula="of:=SIN([.J49])*[.$K$25]+[.$J$25]" office:value-type="float" office:value="0.1186362644183">
            <text:p>0.1186</text:p>
          </table:table-cell>
          <table:table-cell table:formula="of:=SIN([.J49])*[.$K$25]+[.$J$25]" office:value-type="float" office:value="0.1186362644183">
            <text:p>0.1186</text:p>
          </table:table-cell>
          <table:table-cell/>
        </table:table-row>
        <table:table-row table:style-name="ro1">
          <table:table-cell/>
          <table:table-cell office:value-type="float" office:value="18">
            <text:p>18</text:p>
          </table:table-cell>
          <table:table-cell/>
          <table:table-cell table:formula="of:=RADIANS([.B50])" office:value-type="float" office:value="0.314159265358979">
            <text:p>0.3142</text:p>
          </table:table-cell>
          <table:table-cell office:value-type="float" office:value="0.961">
            <text:p>0.961</text:p>
          </table:table-cell>
          <table:table-cell/>
          <table:table-cell table:formula="of:=RADIANS([.B50])" office:value-type="float" office:value="0.314159265358979">
            <text:p>0.3142</text:p>
          </table:table-cell>
          <table:table-cell office:value-type="float" office:value="-0.234">
            <text:p>-0.234</text:p>
          </table:table-cell>
          <table:table-cell/>
          <table:table-cell table:formula="of:=RADIANS([.B50])" office:value-type="float" office:value="0.314159265358979">
            <text:p>0.314</text:p>
          </table:table-cell>
          <table:table-cell table:formula="of:=SIN([.J50])*[.$K$25]+[.$J$25]" office:value-type="float" office:value="0.115298300562505">
            <text:p>0.1153</text:p>
          </table:table-cell>
          <table:table-cell table:formula="of:=SIN([.J50])*[.$K$25]+[.$J$25]" office:value-type="float" office:value="0.115298300562505">
            <text:p>0.1153</text:p>
          </table:table-cell>
          <table:table-cell/>
        </table:table-row>
        <table:table-row table:style-name="ro1">
          <table:table-cell/>
          <table:table-cell office:value-type="float" office:value="19">
            <text:p>19</text:p>
          </table:table-cell>
          <table:table-cell/>
          <table:table-cell table:formula="of:=RADIANS([.B51])" office:value-type="float" office:value="0.331612557878923">
            <text:p>0.3316</text:p>
          </table:table-cell>
          <table:table-cell office:value-type="float" office:value="0.939">
            <text:p>0.939</text:p>
          </table:table-cell>
          <table:table-cell/>
          <table:table-cell table:formula="of:=RADIANS([.B51])" office:value-type="float" office:value="0.331612557878923">
            <text:p>0.3316</text:p>
          </table:table-cell>
          <table:table-cell office:value-type="float" office:value="-0.243">
            <text:p>-0.243</text:p>
          </table:table-cell>
          <table:table-cell/>
          <table:table-cell table:formula="of:=RADIANS([.B51])" office:value-type="float" office:value="0.331612557878923">
            <text:p>0.332</text:p>
          </table:table-cell>
          <table:table-cell table:formula="of:=SIN([.J51])*[.$K$25]+[.$J$25]" office:value-type="float" office:value="0.113643184554284">
            <text:p>0.1136</text:p>
          </table:table-cell>
          <table:table-cell table:formula="of:=SIN([.J51])*[.$K$25]+[.$J$25]" office:value-type="float" office:value="0.113643184554284">
            <text:p>0.1136</text:p>
          </table:table-cell>
          <table:table-cell/>
        </table:table-row>
        <table:table-row table:style-name="ro1">
          <table:table-cell/>
          <table:table-cell office:value-type="float" office:value="20">
            <text:p>20</text:p>
          </table:table-cell>
          <table:table-cell/>
          <table:table-cell table:formula="of:=RADIANS([.B52])" office:value-type="float" office:value="0.349065850398866">
            <text:p>0.3491</text:p>
          </table:table-cell>
          <table:table-cell office:value-type="float" office:value="0.923">
            <text:p>0.923</text:p>
          </table:table-cell>
          <table:table-cell/>
          <table:table-cell table:formula="of:=RADIANS([.B52])" office:value-type="float" office:value="0.349065850398866">
            <text:p>0.3491</text:p>
          </table:table-cell>
          <table:table-cell office:value-type="float" office:value="-0.253">
            <text:p>-0.253</text:p>
          </table:table-cell>
          <table:table-cell/>
          <table:table-cell table:formula="of:=RADIANS([.B52])" office:value-type="float" office:value="0.349065850398866">
            <text:p>0.349</text:p>
          </table:table-cell>
          <table:table-cell table:formula="of:=SIN([.J52])*[.$K$25]+[.$J$25]" office:value-type="float" office:value="0.111997985667433">
            <text:p>0.1120</text:p>
          </table:table-cell>
          <table:table-cell table:formula="of:=SIN([.J52])*[.$K$25]+[.$J$25]" office:value-type="float" office:value="0.111997985667433">
            <text:p>0.1120</text:p>
          </table:table-cell>
          <table:table-cell/>
        </table:table-row>
        <table:table-row table:style-name="ro1">
          <table:table-cell/>
          <table:table-cell office:value-type="float" office:value="21">
            <text:p>21</text:p>
          </table:table-cell>
          <table:table-cell/>
          <table:table-cell table:formula="of:=RADIANS([.B53])" office:value-type="float" office:value="0.366519142918809">
            <text:p>0.3665</text:p>
          </table:table-cell>
          <table:table-cell office:value-type="float" office:value="0.902">
            <text:p>0.902</text:p>
          </table:table-cell>
          <table:table-cell/>
          <table:table-cell table:formula="of:=RADIANS([.B53])" office:value-type="float" office:value="0.366519142918809">
            <text:p>0.3665</text:p>
          </table:table-cell>
          <table:table-cell office:value-type="float" office:value="-0.261">
            <text:p>-0.261</text:p>
          </table:table-cell>
          <table:table-cell/>
          <table:table-cell table:formula="of:=RADIANS([.B53])" office:value-type="float" office:value="0.366519142918809">
            <text:p>0.367</text:p>
          </table:table-cell>
          <table:table-cell table:formula="of:=SIN([.J53])*[.$K$25]+[.$J$25]" office:value-type="float" office:value="0.11036320504547">
            <text:p>0.1104</text:p>
          </table:table-cell>
          <table:table-cell table:formula="of:=SIN([.J53])*[.$K$25]+[.$J$25]" office:value-type="float" office:value="0.11036320504547">
            <text:p>0.1104</text:p>
          </table:table-cell>
          <table:table-cell/>
        </table:table-row>
        <table:table-row table:style-name="ro1">
          <table:table-cell/>
          <table:table-cell office:value-type="float" office:value="30">
            <text:p>30</text:p>
          </table:table-cell>
          <table:table-cell/>
          <table:table-cell table:formula="of:=RADIANS([.B54])" office:value-type="float" office:value="0.523598775598299">
            <text:p>0.5236</text:p>
          </table:table-cell>
          <table:table-cell table:formula="of:=SIN([.D54])*[.$E$25]" office:value-type="float" office:value="0.75">
            <text:p>0.750</text:p>
          </table:table-cell>
          <table:table-cell/>
          <table:table-cell table:formula="of:=RADIANS([.B54])" office:value-type="float" office:value="0.523598775598299">
            <text:p>0.5236</text:p>
          </table:table-cell>
          <table:table-cell table:formula="of:=COS([.G54])*[.$H$25]" office:value-type="float" office:value="-0.190525588832576">
            <text:p>-0.191</text:p>
          </table:table-cell>
          <table:table-cell/>
          <table:table-cell table:formula="of:=RADIANS([.B54])" office:value-type="float" office:value="0.523598775598299">
            <text:p>0.524</text:p>
          </table:table-cell>
          <table:table-cell table:formula="of:=SIN([.J54])*[.$K$25]+[.$J$25]" office:value-type="float" office:value="0.0962">
            <text:p>0.0962</text:p>
          </table:table-cell>
          <table:table-cell table:formula="of:=SIN([.J54])*[.$K$25]+[.$J$25]" office:value-type="float" office:value="0.0962">
            <text:p>0.0962</text:p>
          </table:table-cell>
          <table:table-cell/>
        </table:table-row>
        <table:table-row table:style-name="ro1">
          <table:table-cell/>
          <table:table-cell office:value-type="float" office:value="45">
            <text:p>45</text:p>
          </table:table-cell>
          <table:table-cell/>
          <table:table-cell table:formula="of:=RADIANS([.B55])" office:value-type="float" office:value="0.785398163397448">
            <text:p>0.7854</text:p>
          </table:table-cell>
          <table:table-cell table:formula="of:=SIN([.D55])*[.$E$25]" office:value-type="float" office:value="1.06066017177982">
            <text:p>1.061</text:p>
          </table:table-cell>
          <table:table-cell/>
          <table:table-cell table:formula="of:=RADIANS([.B55])" office:value-type="float" office:value="0.785398163397448">
            <text:p>0.7854</text:p>
          </table:table-cell>
          <table:table-cell table:formula="of:=COS([.G55])*[.$H$25]" office:value-type="float" office:value="-0.15556349186104">
            <text:p>-0.156</text:p>
          </table:table-cell>
          <table:table-cell/>
          <table:table-cell table:formula="of:=RADIANS([.B55])" office:value-type="float" office:value="0.785398163397448">
            <text:p>0.785</text:p>
          </table:table-cell>
          <table:table-cell table:formula="of:=SIN([.J55])*[.$K$25]+[.$J$25]" office:value-type="float" office:value="0.0754893218813452">
            <text:p>0.0755</text:p>
          </table:table-cell>
          <table:table-cell table:formula="of:=SIN([.J55])*[.$K$25]+[.$J$25]" office:value-type="float" office:value="0.0754893218813452">
            <text:p>0.0755</text:p>
          </table:table-cell>
          <table:table-cell/>
        </table:table-row>
        <table:table-row table:style-name="ro1">
          <table:table-cell/>
          <table:table-cell office:value-type="float" office:value="60">
            <text:p>60</text:p>
          </table:table-cell>
          <table:table-cell/>
          <table:table-cell table:formula="of:=RADIANS([.B56])" office:value-type="float" office:value="1.0471975511966">
            <text:p>1.0472</text:p>
          </table:table-cell>
          <table:table-cell table:formula="of:=SIN([.D56])*[.$E$25]" office:value-type="float" office:value="1.29903810567666">
            <text:p>1.299</text:p>
          </table:table-cell>
          <table:table-cell/>
          <table:table-cell table:formula="of:=RADIANS([.B56])" office:value-type="float" office:value="1.0471975511966">
            <text:p>1.0472</text:p>
          </table:table-cell>
          <table:table-cell table:formula="of:=COS([.G56])*[.$H$25]" office:value-type="float" office:value="-0.11">
            <text:p>-0.110</text:p>
          </table:table-cell>
          <table:table-cell/>
          <table:table-cell table:formula="of:=RADIANS([.B56])" office:value-type="float" office:value="1.0471975511966">
            <text:p>1.047</text:p>
          </table:table-cell>
          <table:table-cell table:formula="of:=SIN([.J56])*[.$K$25]+[.$J$25]" office:value-type="float" office:value="0.0595974596215561">
            <text:p>0.0596</text:p>
          </table:table-cell>
          <table:table-cell table:formula="of:=SIN([.J56])*[.$K$25]+[.$J$25]" office:value-type="float" office:value="0.0595974596215561">
            <text:p>0.0596</text:p>
          </table:table-cell>
          <table:table-cell/>
        </table:table-row>
        <table:table-row table:style-name="ro1">
          <table:table-cell/>
          <table:table-cell office:value-type="float" office:value="90">
            <text:p>90</text:p>
          </table:table-cell>
          <table:table-cell/>
          <table:table-cell table:formula="of:=RADIANS([.B57])" office:value-type="float" office:value="1.5707963267949">
            <text:p>1.5708</text:p>
          </table:table-cell>
          <table:table-cell table:formula="of:=SIN([.D57])*[.$E$25]" office:value-type="float" office:value="1.5">
            <text:p>1.500</text:p>
          </table:table-cell>
          <table:table-cell/>
          <table:table-cell table:formula="of:=RADIANS([.B57])" office:value-type="float" office:value="1.5707963267949">
            <text:p>1.5708</text:p>
          </table:table-cell>
          <table:table-cell table:formula="of:=COS([.G57])*[.$H$25]" office:value-type="float" office:value="-1.34706698920462E-017">
            <text:p>0.000</text:p>
          </table:table-cell>
          <table:table-cell/>
          <table:table-cell table:formula="of:=RADIANS([.B57])" office:value-type="float" office:value="1.5707963267949">
            <text:p>1.571</text:p>
          </table:table-cell>
          <table:table-cell table:formula="of:=SIN([.J57])*[.$K$25]+[.$J$25]" office:value-type="float" office:value="0.0462">
            <text:p>0.0462</text:p>
          </table:table-cell>
          <table:table-cell table:formula="of:=SIN([.J57])*[.$K$25]+[.$J$25]" office:value-type="float" office:value="0.0462">
            <text:p>0.0462</text:p>
          </table:table-cell>
          <table:table-cell/>
        </table:table-row>
        <table:table-row table:style-name="ro1">
          <table:table-cell/>
          <table:table-cell office:value-type="float" office:value="120">
            <text:p>120</text:p>
          </table:table-cell>
          <table:table-cell/>
          <table:table-cell table:formula="of:=RADIANS([.B58])" office:value-type="float" office:value="2.0943951023932">
            <text:p>2.0944</text:p>
          </table:table-cell>
          <table:table-cell table:formula="of:=SIN([.D58])*[.$E$25]" office:value-type="float" office:value="1.29903810567666">
            <text:p>1.299</text:p>
          </table:table-cell>
          <table:table-cell/>
          <table:table-cell table:formula="of:=RADIANS([.B58])" office:value-type="float" office:value="2.0943951023932">
            <text:p>2.0944</text:p>
          </table:table-cell>
          <table:table-cell table:formula="of:=COS([.G58])*[.$H$25]" office:value-type="float" office:value="0.11">
            <text:p>0.110</text:p>
          </table:table-cell>
          <table:table-cell/>
          <table:table-cell table:formula="of:=RADIANS([.B58])" office:value-type="float" office:value="2.0943951023932">
            <text:p>2.094</text:p>
          </table:table-cell>
          <table:table-cell table:formula="of:=SIN([.J58])*[.$K$25]+[.$J$25]" office:value-type="float" office:value="0.0595974596215561">
            <text:p>0.0596</text:p>
          </table:table-cell>
          <table:table-cell table:formula="of:=SIN([.J58])*[.$K$25]+[.$J$25]" office:value-type="float" office:value="0.0595974596215561">
            <text:p>0.0596</text:p>
          </table:table-cell>
          <table:table-cell/>
        </table:table-row>
        <table:table-row table:style-name="ro1">
          <table:table-cell/>
          <table:table-cell office:value-type="float" office:value="135">
            <text:p>135</text:p>
          </table:table-cell>
          <table:table-cell/>
          <table:table-cell table:formula="of:=RADIANS([.B59])" office:value-type="float" office:value="2.35619449019234">
            <text:p>2.3562</text:p>
          </table:table-cell>
          <table:table-cell table:formula="of:=SIN([.D59])*[.$E$25]" office:value-type="float" office:value="1.06066017177982">
            <text:p>1.061</text:p>
          </table:table-cell>
          <table:table-cell/>
          <table:table-cell table:formula="of:=RADIANS([.B59])" office:value-type="float" office:value="2.35619449019234">
            <text:p>2.3562</text:p>
          </table:table-cell>
          <table:table-cell table:formula="of:=COS([.G59])*[.$H$25]" office:value-type="float" office:value="0.15556349186104">
            <text:p>0.156</text:p>
          </table:table-cell>
          <table:table-cell/>
          <table:table-cell table:formula="of:=RADIANS([.B59])" office:value-type="float" office:value="2.35619449019234">
            <text:p>2.356</text:p>
          </table:table-cell>
          <table:table-cell table:formula="of:=SIN([.J59])*[.$K$25]+[.$J$25]" office:value-type="float" office:value="0.0754893218813452">
            <text:p>0.0755</text:p>
          </table:table-cell>
          <table:table-cell table:formula="of:=SIN([.J59])*[.$K$25]+[.$J$25]" office:value-type="float" office:value="0.0754893218813452">
            <text:p>0.0755</text:p>
          </table:table-cell>
          <table:table-cell/>
        </table:table-row>
        <table:table-row table:style-name="ro1">
          <table:table-cell/>
          <table:table-cell office:value-type="float" office:value="150">
            <text:p>150</text:p>
          </table:table-cell>
          <table:table-cell/>
          <table:table-cell table:formula="of:=RADIANS([.B60])" office:value-type="float" office:value="2.61799387799149">
            <text:p>2.6180</text:p>
          </table:table-cell>
          <table:table-cell table:formula="of:=SIN([.D60])*[.$E$25]" office:value-type="float" office:value="0.75">
            <text:p>0.750</text:p>
          </table:table-cell>
          <table:table-cell/>
          <table:table-cell table:formula="of:=RADIANS([.B60])" office:value-type="float" office:value="2.61799387799149">
            <text:p>2.6180</text:p>
          </table:table-cell>
          <table:table-cell table:formula="of:=COS([.G60])*[.$H$25]" office:value-type="float" office:value="0.190525588832576">
            <text:p>0.191</text:p>
          </table:table-cell>
          <table:table-cell/>
          <table:table-cell table:formula="of:=RADIANS([.B60])" office:value-type="float" office:value="2.61799387799149">
            <text:p>2.618</text:p>
          </table:table-cell>
          <table:table-cell table:formula="of:=SIN([.J60])*[.$K$25]+[.$J$25]" office:value-type="float" office:value="0.0962">
            <text:p>0.0962</text:p>
          </table:table-cell>
          <table:table-cell table:formula="of:=SIN([.J60])*[.$K$25]+[.$J$25]" office:value-type="float" office:value="0.0962">
            <text:p>0.0962</text:p>
          </table:table-cell>
          <table:table-cell/>
        </table:table-row>
        <table:table-row table:style-name="ro1">
          <table:table-cell/>
          <table:table-cell office:value-type="float" office:value="180">
            <text:p>180</text:p>
          </table:table-cell>
          <table:table-cell/>
          <table:table-cell table:formula="of:=RADIANS([.B61])" office:value-type="float" office:value="3.14159265358979">
            <text:p>3.1416</text:p>
          </table:table-cell>
          <table:table-cell table:formula="of:=SIN([.D61])*[.$E$25]" office:value-type="float" office:value="1.83690953073357E-016">
            <text:p>0.000</text:p>
          </table:table-cell>
          <table:table-cell/>
          <table:table-cell table:formula="of:=RADIANS([.B61])" office:value-type="float" office:value="3.14159265358979">
            <text:p>3.1416</text:p>
          </table:table-cell>
          <table:table-cell table:formula="of:=COS([.G61])*[.$H$25]" office:value-type="float" office:value="0.22">
            <text:p>0.220</text:p>
          </table:table-cell>
          <table:table-cell/>
          <table:table-cell table:formula="of:=RADIANS([.B61])" office:value-type="float" office:value="3.14159265358979">
            <text:p>3.142</text:p>
          </table:table-cell>
          <table:table-cell table:formula="of:=SIN([.J61])*[.$K$25]+[.$J$25]" office:value-type="float" office:value="0.1462">
            <text:p>0.1462</text:p>
          </table:table-cell>
          <table:table-cell table:formula="of:=SIN([.J61])*[.$K$25]+[.$J$25]" office:value-type="float" office:value="0.1462">
            <text:p>0.1462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1" number:min-integer-digits="1"/>
    </number:number-style>
    <number:number-style style:name="N117">
      <number:number number:decimal-places="10" number:min-integer-digits="1"/>
    </number:number-style>
    <number:number-style style:name="N118">
      <number:number number:decimal-places="9" number:min-integer-digits="1"/>
    </number:number-style>
    <number:number-style style:name="N119">
      <number:number number:decimal-places="8" number:min-integer-digits="1"/>
    </number:number-style>
    <number:number-style style:name="N120">
      <number:number number:decimal-places="7" number:min-integer-digits="1"/>
    </number:number-style>
    <number:number-style style:name="N121">
      <number:number number:decimal-places="6" number:min-integer-digits="1"/>
    </number:number-style>
    <number:number-style style:name="N122">
      <number:number number:decimal-places="5" number:min-integer-digits="1"/>
    </number:number-style>
    <number:number-style style:name="N123">
      <number:number number:decimal-places="4" number:min-integer-digits="1"/>
    </number:number-style>
    <number:number-style style:name="N124">
      <number:number number:decimal-places="3" number:min-integer-digits="1"/>
    </number:number-style>
    <number:number-style style:name="N125">
      <number:number number:decimal-places="14" number:min-integer-digits="1"/>
    </number:number-style>
    <number:number-style style:name="N126">
      <number:number number:decimal-places="13" number:min-integer-digits="1"/>
    </number:number-style>
    <number:number-style style:name="N127">
      <number:number number:decimal-places="12" number:min-integer-digits="1"/>
    </number:number-style>
    <number:number-style style:name="N128">
      <number:number number:decimal-places="1" number:min-integer-digits="1"/>
    </number:number-style>
    <number:number-style style:name="N129">
      <number:number number:decimal-places="20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4">06/04/2011</text:date>, <text:time>12:06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6-03T06:31:59</meta:creation-date>
    <dc:date>2011-06-04T12:06:28</dc:date>
    <meta:editing-duration>PT16H13M43S</meta:editing-duration>
    <meta:editing-cycles>4</meta:editing-cycles>
    <meta:generator>OpenOffice.org/3.2$Linux OpenOffice.org_project/320m12$Build-9483</meta:generator>
    <meta:document-statistic meta:table-count="2" meta:cell-count="768" meta:object-count="0"/>
  </office:meta>
</office:document-meta>
</file>